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Times New Roman1" svg:font-family="'Times New Roman'" style:font-family-generic="system" style:font-pitch="variable"/>
  </office:font-face-decls>
  <office:automatic-styles>
    <style:style style:name="Table1" style:family="table">
      <style:table-properties style:width="6.1139in" fo:margin-left="-0.075in" fo:margin-top="0in" fo:margin-bottom="0in" table:align="left"/>
    </style:style>
    <style:style style:name="Table1.A" style:family="table-column">
      <style:table-column-properties style:column-width="0.8854in"/>
    </style:style>
    <style:style style:name="Table1.B" style:family="table-column">
      <style:table-column-properties style:column-width="0.6889in"/>
    </style:style>
    <style:style style:name="Table1.C" style:family="table-column">
      <style:table-column-properties style:column-width="3.15in"/>
    </style:style>
    <style:style style:name="Table1.D" style:family="table-column">
      <style:table-column-properties style:column-width="1.3889in"/>
    </style:style>
    <style:style style:name="Table1.1" style:family="table-row">
      <style:table-row-properties fo:keep-together="auto"/>
    </style:style>
    <style:style style:name="Table1.A1" style:family="table-cell">
      <style:table-cell-properties style:vertical-align="" fo:background-color="#dfdfdf" fo:padding-left="0.075in" fo:padding-right="0.075in" fo:padding-top="0in" fo:padding-bottom="0in" fo:border-left="0.75pt solid #000000" fo:border-right="none" fo:border-top="0.75pt solid #000000" fo:border-bottom="0.75pt solid #000000">
        <style:background-image/>
      </style:table-cell-properties>
    </style:style>
    <style:style style:name="Table1.D1" style:family="table-cell">
      <style:table-cell-properties style:vertical-align="" fo:background-color="#dfdfdf" fo:padding-left="0.075in" fo:padding-right="0.075in" fo:padding-top="0in" fo:padding-bottom="0in" fo:border="0.75pt solid #000000">
        <style:background-image/>
      </style:table-cell-properties>
    </style:style>
    <style:style style:name="Table1.A2"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2"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2"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2" style:family="table-cell">
      <style:table-cell-properties style:vertical-align="" fo:padding-left="0.075in" fo:padding-right="0.075in" fo:padding-top="0in" fo:padding-bottom="0in" fo:border="0.75pt solid #000000"/>
    </style:style>
    <style:style style:name="Table1.A3"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3"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3"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3" style:family="table-cell">
      <style:table-cell-properties style:vertical-align="" fo:padding-left="0.075in" fo:padding-right="0.075in" fo:padding-top="0in" fo:padding-bottom="0in" fo:border="0.75pt solid #000000"/>
    </style:style>
    <style:style style:name="Table1.A4"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4"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4"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4" style:family="table-cell">
      <style:table-cell-properties style:vertical-align="" fo:padding-left="0.075in" fo:padding-right="0.075in" fo:padding-top="0in" fo:padding-bottom="0in" fo:border="0.75pt solid #000000"/>
    </style:style>
    <style:style style:name="Table1.A5"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5"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5"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5" style:family="table-cell">
      <style:table-cell-properties style:vertical-align="" fo:padding-left="0.075in" fo:padding-right="0.075in" fo:padding-top="0in" fo:padding-bottom="0in" fo:border="0.75pt solid #000000"/>
    </style:style>
    <style:style style:name="Table1.A6"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6"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6"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6" style:family="table-cell">
      <style:table-cell-properties style:vertical-align="" fo:padding-left="0.075in" fo:padding-right="0.075in" fo:padding-top="0in" fo:padding-bottom="0in" fo:border="0.75pt solid #000000"/>
    </style:style>
    <style:style style:name="Table1.A7"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7"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7"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7" style:family="table-cell">
      <style:table-cell-properties style:vertical-align="" fo:padding-left="0.075in" fo:padding-right="0.075in" fo:padding-top="0in" fo:padding-bottom="0in" fo:border="0.75pt solid #000000"/>
    </style:style>
    <style:style style:name="Table1.A8"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8"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8"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8" style:family="table-cell">
      <style:table-cell-properties style:vertical-align="" fo:padding-left="0.075in" fo:padding-right="0.075in" fo:padding-top="0in" fo:padding-bottom="0in" fo:border="0.75pt solid #000000"/>
    </style:style>
    <style:style style:name="Table1.A9"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9"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9"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9" style:family="table-cell">
      <style:table-cell-properties style:vertical-align="" fo:padding-left="0.075in" fo:padding-right="0.075in" fo:padding-top="0in" fo:padding-bottom="0in" fo:border="0.75pt solid #000000"/>
    </style:style>
    <style:style style:name="Table1.A10"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10"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10"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10" style:family="table-cell">
      <style:table-cell-properties style:vertical-align="" fo:padding-left="0.075in" fo:padding-right="0.075in" fo:padding-top="0in" fo:padding-bottom="0in" fo:border="0.75pt solid #000000"/>
    </style:style>
    <style:style style:name="Table1.A11"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11"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11"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11" style:family="table-cell">
      <style:table-cell-properties style:vertical-align="" fo:padding-left="0.075in" fo:padding-right="0.075in" fo:padding-top="0in" fo:padding-bottom="0in" fo:border="0.75pt solid #000000"/>
    </style:style>
    <style:style style:name="Table2" style:family="table">
      <style:table-properties style:width="8in" fo:margin-left="-0.7708in" fo:margin-top="0in" fo:margin-bottom="0in" fo:break-before="auto" fo:break-after="auto" table:align="left"/>
    </style:style>
    <style:style style:name="Table2.A" style:family="table-column">
      <style:table-column-properties style:column-width="1.25in"/>
    </style:style>
    <style:style style:name="Table2.B" style:family="table-column">
      <style:table-column-properties style:column-width="2.7924in"/>
    </style:style>
    <style:style style:name="Table2.C" style:family="table-column">
      <style:table-column-properties style:column-width="3.9576in"/>
    </style:style>
    <style:style style:name="Table2.1" style:family="table-row">
      <style:table-row-properties fo:keep-together="auto"/>
    </style:style>
    <style:style style:name="Table2.A1" style:family="table-cell">
      <style:table-cell-properties style:vertical-align="" fo:background-color="#f3f3f3" fo:padding="0.0694in" fo:border="1pt solid #000000">
        <style:background-image/>
      </style:table-cell-properties>
    </style:style>
    <style:style style:name="Table2.2" style:family="table-row">
      <style:table-row-properties style:min-row-height="0.3056in" fo:keep-together="auto"/>
    </style:style>
    <style:style style:name="Table2.A2" style:family="table-cell">
      <style:table-cell-properties style:vertical-align="" fo:background-color="#999999" fo:padding="0.0694in" fo:border="1pt solid #000000">
        <style:background-image/>
      </style:table-cell-properties>
    </style:style>
    <style:style style:name="P1" style:family="paragraph" style:parent-style-name="Standard">
      <style:paragraph-properties fo:line-height="100%" fo:orphans="0" fo:widows="0"/>
      <style:text-properties fo:font-size="12pt" fo:font-weight="bold" style:font-size-asian="12pt" style:font-weight-asian="bold" style:font-size-complex="12pt" style:font-weight-complex="bold"/>
    </style:style>
    <style:style style:name="P2" style:family="paragraph" style:parent-style-name="Standard">
      <style:paragraph-properties fo:line-height="100%" fo:text-align="center" style:justify-single-word="false" fo:orphans="0" fo:widows="0"/>
      <style:text-properties fo:font-size="12pt" style:font-size-asian="12pt" style:font-size-complex="12pt"/>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margin-top="0.1665in" fo:margin-bottom="0.1665in" loext:contextual-spacing="false" fo:line-height="100%" fo:text-align="center" style:justify-single-word="false"/>
    </style:style>
    <style:style style:name="P6" style:family="paragraph" style:parent-style-name="Standard">
      <style:paragraph-properties fo:margin-top="0.1665in" fo:margin-bottom="0.1665in" loext:contextual-spacing="false" fo:line-height="100%" fo:text-align="center" style:justify-single-word="false"/>
      <style:text-properties fo:font-size="19pt" fo:font-weight="bold" style:font-size-asian="19pt" style:font-weight-asian="bold" style:font-size-complex="19pt" style:font-weight-complex="bold"/>
    </style:style>
    <style:style style:name="P7" style:family="paragraph" style:parent-style-name="Standard" style:master-page-name="Standard">
      <style:paragraph-properties fo:margin-top="0.1665in" fo:margin-bottom="0.1665in" loext:contextual-spacing="false" fo:line-height="100%" fo:text-align="center" style:justify-single-word="false" style:page-number="1"/>
    </style:style>
    <style:style style:name="P8" style:family="paragraph" style:parent-style-name="Standard">
      <loext:graphic-properties draw:fill="solid" draw:fill-color="#ffffff"/>
      <style:paragraph-properties fo:margin-top="0.1665in" fo:margin-bottom="0.1665in" loext:contextual-spacing="false" fo:line-height="100%" fo:text-align="justify" style:justify-single-word="false" fo:background-color="#ffffff" fo:padding="0in" fo:border="none"/>
    </style:style>
    <style:style style:name="P9" style:family="paragraph" style:parent-style-name="Standard">
      <loext:graphic-properties draw:fill="solid" draw:fill-color="#ffffff"/>
      <style:paragraph-properties fo:margin-top="0.1665in" fo:margin-bottom="0.1665in" loext:contextual-spacing="false" fo:line-height="100%" fo:background-color="#ffffff" fo:padding="0in" fo:border="none"/>
    </style:style>
    <style:style style:name="P10" style:family="paragraph" style:parent-style-name="Standard">
      <loext:graphic-properties draw:fill="solid" draw:fill-color="#ffffff"/>
      <style:paragraph-properties fo:margin-top="0.1665in" fo:margin-bottom="0.1665in" loext:contextual-spacing="false" fo:line-height="100%" fo:text-align="justify" style:justify-single-word="false" fo:background-color="#ffffff" fo:padding="0in" fo:border="none"/>
      <style:text-properties fo:font-size="12pt" style:font-size-asian="12pt" style:font-size-complex="12pt"/>
    </style:style>
    <style:style style:name="P11" style:family="paragraph" style:parent-style-name="Standard">
      <loext:graphic-properties draw:fill="solid" draw:fill-color="#ffffff"/>
      <style:paragraph-properties fo:margin-top="0.1665in" fo:margin-bottom="0.1665in" loext:contextual-spacing="false" fo:line-height="100%" fo:background-color="#ffffff" fo:padding="0in" fo:border="none"/>
      <style:text-properties fo:font-size="12pt" style:font-size-asian="12pt" style:font-size-complex="12pt"/>
    </style:style>
    <style:style style:name="P12" style:family="paragraph" style:parent-style-name="Standard">
      <loext:graphic-properties draw:fill="solid" draw:fill-color="#ffffff"/>
      <style:paragraph-properties fo:margin-top="0.1665in" fo:margin-bottom="0.1665in" loext:contextual-spacing="false" fo:line-height="100%" fo:text-align="justify" style:justify-single-word="false" fo:background-color="#ffffff" fo:padding="0in" fo:border="none"/>
      <style:text-properties fo:font-size="12pt" fo:font-weight="bold" style:font-size-asian="12pt" style:font-weight-asian="bold" style:font-size-complex="12pt" style:font-weight-complex="bold"/>
    </style:style>
    <style:style style:name="P13" style:family="paragraph" style:parent-style-name="Standard">
      <style:paragraph-properties fo:margin-top="0.0417in" fo:margin-bottom="0in" loext:contextual-spacing="false" fo:line-height="100%"/>
      <style:text-properties fo:font-weight="bold" style:font-weight-asian="bold" style:font-weight-complex="bold"/>
    </style:style>
    <style:style style:name="P14" style:family="paragraph" style:parent-style-name="Standard">
      <style:paragraph-properties fo:margin-top="0.0417in" fo:margin-bottom="0in" loext:contextual-spacing="false" fo:line-height="100%" fo:text-align="center" style:justify-single-word="false"/>
      <style:text-properties fo:font-weight="bold" style:font-weight-asian="bold" style:font-weight-complex="bold"/>
    </style:style>
    <style:style style:name="P15" style:family="paragraph" style:parent-style-name="Standard">
      <style:paragraph-properties fo:margin-top="0.0417in" fo:margin-bottom="0in" loext:contextual-spacing="false" fo:line-height="100%" fo:text-align="center" style:justify-single-word="false"/>
      <style:text-properties style:text-position="sub 58%" fo:font-weight="bold" style:font-weight-asian="bold" style:font-weight-complex="bold"/>
    </style:style>
    <style:style style:name="P16" style:family="paragraph" style:parent-style-name="Standard">
      <style:paragraph-properties fo:margin-top="0.0417in" fo:margin-bottom="0in" loext:contextual-spacing="false" fo:line-height="100%" fo:text-align="center" style:justify-single-word="false"/>
    </style:style>
    <style:style style:name="P17" style:family="paragraph" style:parent-style-name="Standard">
      <style:paragraph-properties fo:margin-top="0.0417in" fo:margin-bottom="0.0417in" loext:contextual-spacing="false" fo:line-height="100%" fo:text-align="center" style:justify-single-word="false" fo:keep-together="always" fo:orphans="0" fo:widows="0"/>
    </style:style>
    <style:style style:name="P18" style:family="paragraph" style:parent-style-name="Standard">
      <style:paragraph-properties fo:margin-top="0.0417in" fo:margin-bottom="0.0417in" loext:contextual-spacing="false" fo:line-height="100%" fo:keep-together="always" fo:orphans="0" fo:widows="0"/>
    </style:style>
    <style:style style:name="P19" style:family="paragraph" style:parent-style-name="Standard">
      <style:paragraph-properties fo:margin-top="0.0417in" fo:margin-bottom="0.0417in" loext:contextual-spacing="false" fo:line-height="100%" fo:keep-together="always" fo:orphans="0" fo:widows="0"/>
      <style:text-properties fo:font-size="10pt" style:font-size-asian="10pt" style:font-size-complex="10pt"/>
    </style:style>
    <style:style style:name="P20" style:family="paragraph" style:parent-style-name="Standard">
      <style:paragraph-properties fo:margin-left="0.0236in" fo:margin-right="0in" fo:margin-top="0.0417in" fo:margin-bottom="0.0417in" loext:contextual-spacing="false" fo:line-height="100%" fo:text-align="center" style:justify-single-word="false" fo:keep-together="always" fo:orphans="0" fo:widows="0" fo:text-indent="0in" style:auto-text-indent="false"/>
    </style:style>
    <style:style style:name="P21" style:family="paragraph" style:parent-style-name="Standard">
      <style:paragraph-properties fo:margin-left="0.0236in" fo:margin-right="0in" fo:margin-top="0.0417in" fo:margin-bottom="0.0417in" loext:contextual-spacing="false" fo:line-height="100%" fo:keep-together="always" fo:orphans="0" fo:widows="0" fo:text-indent="0in" style:auto-text-indent="false"/>
    </style:style>
    <style:style style:name="P22" style:family="paragraph" style:parent-style-name="Standard">
      <style:paragraph-properties fo:margin-left="0.0236in" fo:margin-right="0in" fo:margin-top="0.0417in" fo:margin-bottom="0.0417in" loext:contextual-spacing="false" fo:line-height="100%" fo:text-align="justify" style:justify-single-word="false" fo:keep-together="always" fo:orphans="0" fo:widows="0" fo:text-indent="0in" style:auto-text-indent="false"/>
    </style:style>
    <style:style style:name="P23" style:family="paragraph" style:parent-style-name="Standard">
      <style:paragraph-properties fo:margin-left="0.0209in" fo:margin-right="0in" fo:margin-top="0.0417in" fo:margin-bottom="0.0417in" loext:contextual-spacing="false" fo:line-height="100%" fo:text-align="center" style:justify-single-word="false" fo:keep-together="always" fo:orphans="0" fo:widows="0" fo:text-indent="0in" style:auto-text-indent="false"/>
    </style:style>
    <style:style style:name="P24" style:family="paragraph" style:parent-style-name="Standard">
      <style:paragraph-properties fo:margin-left="0.0209in" fo:margin-right="0in" fo:margin-top="0.0417in" fo:margin-bottom="0.0417in" loext:contextual-spacing="false" fo:line-height="100%" fo:keep-together="always" fo:orphans="0" fo:widows="0" fo:text-indent="0in" style:auto-text-indent="false"/>
    </style:style>
    <style:style style:name="P25" style:family="paragraph" style:parent-style-name="Standard">
      <style:paragraph-properties fo:margin-left="0in" fo:margin-right="0in" fo:margin-top="0.0417in" fo:margin-bottom="0.0417in" loext:contextual-spacing="false" fo:line-height="100%" fo:keep-together="always" fo:orphans="0" fo:widows="0" fo:text-indent="0in" style:auto-text-indent="false"/>
    </style:style>
    <style:style style:name="P26" style:family="paragraph" style:parent-style-name="Standard">
      <loext:graphic-properties draw:fill="solid" draw:fill-color="#ffffff"/>
      <style:paragraph-properties fo:margin-left="0in" fo:margin-right="0in" fo:margin-top="0in" fo:margin-bottom="0.111in" loext:contextual-spacing="false" fo:line-height="100%" fo:text-align="justify" style:justify-single-word="false" fo:text-indent="0in" style:auto-text-indent="false" fo:background-color="#ffffff" fo:padding="0in" fo:border="none"/>
    </style:style>
    <style:style style:name="P27" style:family="paragraph" style:parent-style-name="Standard">
      <loext:graphic-properties draw:fill="solid" draw:fill-color="#ffffff"/>
      <style:paragraph-properties fo:margin-left="0in" fo:margin-right="0in" fo:margin-top="0in" fo:margin-bottom="0.111in" loext:contextual-spacing="false" fo:line-height="100%" fo:text-align="justify" style:justify-single-word="false" fo:text-indent="0in" style:auto-text-indent="false" fo:background-color="#ffffff" fo:padding="0in" fo:border="none"/>
      <style:text-properties fo:font-size="20pt" fo:font-weight="bold" style:font-size-asian="20pt" style:font-weight-asian="bold" style:font-size-complex="20pt" style:font-weight-complex="bold"/>
    </style:style>
    <style:style style:name="P28" style:family="paragraph" style:parent-style-name="Standard">
      <loext:graphic-properties draw:fill="solid" draw:fill-color="#ffffff"/>
      <style:paragraph-properties fo:margin-left="0in" fo:margin-right="0in" fo:margin-top="0in" fo:margin-bottom="0.111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29" style:family="paragraph" style:parent-style-name="Standard">
      <loext:graphic-properties draw:fill="solid" draw:fill-color="#ffffff"/>
      <style:paragraph-properties fo:margin-left="0in" fo:margin-right="0in" fo:margin-top="0.1665in" fo:margin-bottom="0.1665in" loext:contextual-spacing="false" fo:line-height="100%" fo:text-align="justify" style:justify-single-word="false" fo:text-indent="0in" style:auto-text-indent="false" fo:background-color="#ffffff" fo:padding="0in" fo:border="none"/>
    </style:style>
    <style:style style:name="P30" style:family="paragraph" style:parent-style-name="Standard">
      <loext:graphic-properties draw:fill="solid" draw:fill-color="#ffffff"/>
      <style:paragraph-properties fo:margin-left="0in" fo:margin-right="0in" fo:margin-top="0.1665in" fo:margin-bottom="0.1665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31" style:family="paragraph" style:parent-style-name="Standard">
      <style:paragraph-properties fo:margin-left="0.0126in" fo:margin-right="0in" fo:margin-top="0.0417in" fo:margin-bottom="0.0417in" loext:contextual-spacing="false" fo:line-height="100%" fo:text-align="justify" style:justify-single-word="false" fo:keep-together="always" fo:orphans="0" fo:widows="0" fo:text-indent="0in" style:auto-text-indent="false"/>
    </style:style>
    <style:style style:name="P32" style:family="paragraph" style:parent-style-name="Standard">
      <style:paragraph-properties fo:margin-left="0.0126in" fo:margin-right="0in" fo:margin-top="0.0417in" fo:margin-bottom="0.0417in" loext:contextual-spacing="false" fo:line-height="100%" fo:keep-together="always" fo:orphans="0" fo:widows="0" fo:text-indent="0in" style:auto-text-indent="false"/>
    </style:style>
    <style:style style:name="P33" style:family="paragraph" style:parent-style-name="Standard">
      <style:paragraph-properties fo:margin-left="0.0126in" fo:margin-right="0in" fo:margin-top="0.0417in" fo:margin-bottom="0.0417in" loext:contextual-spacing="false" fo:line-height="100%" fo:keep-together="always" fo:orphans="0" fo:widows="0" fo:text-indent="0in" style:auto-text-indent="false"/>
      <style:text-properties fo:font-size="10pt" style:font-size-asian="10pt" style:font-size-complex="10pt"/>
    </style:style>
    <style:style style:name="P34" style:family="paragraph" style:parent-style-name="Standard">
      <style:paragraph-properties fo:margin-left="0.0283in" fo:margin-right="0in" fo:margin-top="0.0417in" fo:margin-bottom="0.0417in" loext:contextual-spacing="false" fo:line-height="100%" fo:keep-together="always" fo:orphans="0" fo:widows="0" fo:text-indent="0in" style:auto-text-indent="false"/>
    </style:style>
    <style:style style:name="P35" style:family="paragraph" style:parent-style-name="Standard">
      <style:paragraph-properties fo:margin-left="0.0283in" fo:margin-right="0in" fo:margin-top="0.0417in" fo:margin-bottom="0.0417in" loext:contextual-spacing="false" fo:line-height="100%" fo:keep-together="always" fo:orphans="0" fo:widows="0" fo:text-indent="0in" style:auto-text-indent="false"/>
      <style:text-properties fo:font-size="10pt" style:font-size-asian="10pt" style:font-size-complex="10pt"/>
    </style:style>
    <style:style style:name="P36" style:family="paragraph" style:parent-style-name="Standard">
      <style:paragraph-properties fo:margin-left="0.0291in" fo:margin-right="0in" fo:margin-top="0.0417in" fo:margin-bottom="0.0417in" loext:contextual-spacing="false" fo:line-height="100%" fo:keep-together="always" fo:orphans="0" fo:widows="0" fo:text-indent="0in" style:auto-text-indent="false"/>
    </style:style>
    <style:style style:name="P37" style:family="paragraph" style:parent-style-name="Standard">
      <style:paragraph-properties fo:margin-left="0.0291in" fo:margin-right="0in" fo:margin-top="0.0417in" fo:margin-bottom="0.0417in" loext:contextual-spacing="false" fo:line-height="100%" fo:keep-together="always" fo:orphans="0" fo:widows="0" fo:text-indent="0in" style:auto-text-indent="false"/>
      <style:text-properties fo:font-size="10pt" style:font-size-asian="10pt" style:font-size-complex="10pt"/>
    </style:style>
    <style:style style:name="P38" style:family="paragraph" style:parent-style-name="Standard" style:master-page-name="Converted1">
      <style:paragraph-properties fo:line-height="100%" fo:text-align="center" style:justify-single-word="false" fo:orphans="0" fo:widows="0" style:page-number="auto" fo:break-before="page"/>
    </style:style>
    <style:style style:name="P39" style:family="paragraph" style:parent-style-name="Standard">
      <loext:graphic-properties draw:fill="solid" draw:fill-color="#ffffff"/>
      <style:paragraph-properties fo:margin-top="0.0417in" fo:margin-bottom="0.111in" loext:contextual-spacing="false" fo:line-height="100%" fo:text-align="justify" style:justify-single-word="false" fo:background-color="#ffffff" fo:padding="0in" fo:border="none"/>
    </style:style>
    <style:style style:name="P40" style:family="paragraph" style:parent-style-name="Standard">
      <loext:graphic-properties draw:fill="solid" draw:fill-color="#ffffff"/>
      <style:paragraph-properties fo:margin-top="0in" fo:margin-bottom="0.111in" loext:contextual-spacing="false" fo:line-height="100%" fo:text-align="justify" style:justify-single-word="false" fo:background-color="#ffffff" fo:padding="0in" fo:border="none"/>
      <style:text-properties fo:font-size="12pt" style:font-size-asian="12pt" style:font-size-complex="12pt"/>
    </style:style>
    <style:style style:name="P41" style:family="paragraph" style:parent-style-name="Standard">
      <loext:graphic-properties draw:fill="solid" draw:fill-color="#ffffff"/>
      <style:paragraph-properties fo:margin-top="0in" fo:margin-bottom="0.111in" loext:contextual-spacing="false" fo:line-height="100%" fo:text-align="justify" style:justify-single-word="false" fo:background-color="#ffffff" fo:padding="0in" fo:border="none"/>
    </style:style>
    <style:style style:name="P42" style:family="paragraph" style:parent-style-name="Standard">
      <loext:graphic-properties draw:fill="solid" draw:fill-color="#ffffff"/>
      <style:paragraph-properties fo:margin-left="0in" fo:margin-right="0.4165in" fo:margin-top="0.1665in" fo:margin-bottom="0.1665in" loext:contextual-spacing="false" fo:line-height="100%" fo:text-align="justify" style:justify-single-word="false" fo:text-indent="0in" style:auto-text-indent="false" fo:background-color="#ffffff" fo:padding="0in" fo:border="none"/>
    </style:style>
    <style:style style:name="P43" style:family="paragraph" style:parent-style-name="Standard">
      <loext:graphic-properties draw:fill="solid" draw:fill-color="#ffffff"/>
      <style:paragraph-properties fo:margin-left="0in" fo:margin-right="0.4165in" fo:margin-top="0.1665in" fo:margin-bottom="0.1665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44" style:family="paragraph" style:parent-style-name="Standard">
      <loext:graphic-properties draw:fill="solid" draw:fill-color="#ffffff"/>
      <style:paragraph-properties fo:margin-left="0in" fo:margin-right="0in" fo:margin-top="0in" fo:margin-bottom="0.111in" loext:contextual-spacing="false" fo:line-height="100%" fo:text-align="justify" style:justify-single-word="false" fo:text-indent="0.5in" style:auto-text-indent="false" fo:background-color="#ffffff" fo:padding="0in" fo:border="none"/>
    </style:style>
    <style:style style:name="P45" style:family="paragraph" style:parent-style-name="Standard">
      <loext:graphic-properties draw:fill="solid" draw:fill-color="#ffffff"/>
      <style:paragraph-properties fo:margin-left="0.5in" fo:margin-right="0in" fo:margin-top="0in" fo:margin-bottom="0.111in" loext:contextual-spacing="false" fo:line-height="100%" fo:text-align="justify" style:justify-single-word="false" fo:text-indent="0in" style:auto-text-indent="false" fo:background-color="#ffffff" fo:padding="0in" fo:border="none"/>
    </style:style>
    <style:style style:name="P46" style:family="paragraph" style:parent-style-name="Standard">
      <loext:graphic-properties draw:fill="solid" draw:fill-color="#ffffff"/>
      <style:paragraph-properties fo:margin-left="0.5in" fo:margin-right="0in" fo:margin-top="0in" fo:margin-bottom="0.111in" loext:contextual-spacing="false" fo:line-height="100%" fo:text-align="justify" style:justify-single-word="false" fo:text-indent="0in" style:auto-text-indent="false" fo:background-color="#ffffff" fo:padding="0in" fo:border="none"/>
      <style:text-properties fo:font-size="17pt" fo:font-weight="bold" style:font-size-asian="17pt" style:font-weight-asian="bold" style:font-size-complex="17pt" style:font-weight-complex="bold"/>
    </style:style>
    <style:style style:name="P47"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fo:padding="0in" fo:border="none"/>
    </style:style>
    <style:style style:name="P48" style:family="paragraph" style:parent-style-name="Standard">
      <loext:graphic-properties draw:fill="solid" draw:fill-color="#ffffff"/>
      <style:paragraph-properties fo:margin-left="0.5in" fo:margin-right="0in" fo:margin-top="0.1665in" fo:margin-bottom="0.1665in" loext:contextual-spacing="false" fo:line-height="100%" fo:text-align="justify" style:justify-single-word="false" fo:text-indent="0in" style:auto-text-indent="false" fo:background-color="#ffffff" fo:padding="0in" fo:border="none"/>
    </style:style>
    <style:style style:name="P49" style:family="paragraph" style:parent-style-name="Standard">
      <loext:graphic-properties draw:fill="solid" draw:fill-color="#ffffff"/>
      <style:paragraph-properties fo:margin-left="0.5in" fo:margin-right="0in" fo:margin-top="0.1665in" fo:margin-bottom="0.1665in" loext:contextual-spacing="false" fo:line-height="100%" fo:text-indent="0in" style:auto-text-indent="false" fo:background-color="#ffffff" fo:padding="0in" fo:border="none"/>
    </style:style>
    <style:style style:name="P50"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fo:padding="0in" fo:border="none"/>
      <style:text-properties fo:font-size="12pt" style:font-size-asian="12pt" style:font-size-complex="12pt"/>
    </style:style>
    <style:style style:name="P51" style:family="paragraph" style:parent-style-name="Standard">
      <loext:graphic-properties draw:fill="solid" draw:fill-color="#ffffff"/>
      <style:paragraph-properties fo:margin-left="0.5in" fo:margin-right="0in" fo:margin-top="0.1665in" fo:margin-bottom="0.1665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52" style:family="paragraph" style:parent-style-name="Standard">
      <loext:graphic-properties draw:fill="solid" draw:fill-color="#ffffff"/>
      <style:paragraph-properties fo:margin-left="0.5in" fo:margin-right="0in" fo:margin-top="0.1665in" fo:margin-bottom="0.1665in" loext:contextual-spacing="false" fo:line-height="100%" fo:text-indent="0in" style:auto-text-indent="false" fo:background-color="#ffffff" fo:padding="0in" fo:border="none"/>
      <style:text-properties fo:font-size="12pt" style:font-size-asian="12pt" style:font-size-complex="12pt"/>
    </style:style>
    <style:style style:name="P5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55" style:family="paragraph" style:parent-style-name="Standard" style:list-style-name="WWNum1">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56" style:family="paragraph" style:parent-style-name="Standard" style:list-style-name="WWNum12">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57" style:family="paragraph" style:parent-style-name="Standard" style:list-style-name="WWNum16">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58" style:family="paragraph" style:parent-style-name="Standard" style:list-style-name="WWNum4">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59" style:family="paragraph" style:parent-style-name="Standard" style:list-style-name="WWNum10">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60" style:family="paragraph" style:parent-style-name="Standard" style:list-style-name="WWNum6">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61" style:family="paragraph" style:parent-style-name="Standard" style:list-style-name="WWNum7">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62" style:family="paragraph" style:parent-style-name="Standard" style:list-style-name="WWNum9">
      <style:paragraph-properties fo:margin-left="1in" fo:margin-right="0in" fo:margin-top="0in" fo:margin-bottom="0in" loext:contextual-spacing="false" fo:line-height="100%" fo:text-align="justify" style:justify-single-word="false" fo:text-indent="-0.25in" style:auto-text-indent="false" fo:padding="0in" fo:border="none"/>
    </style:style>
    <style:style style:name="P63" style:family="paragraph" style:parent-style-name="Standard" style:list-style-name="WWNum15">
      <loext:graphic-properties draw:fill="solid" draw:fill-color="#ffffff"/>
      <style:paragraph-properties fo:margin-left="1in" fo:margin-right="0in" fo:margin-top="0in" fo:margin-bottom="0in" loext:contextual-spacing="false" fo:line-height="100%" fo:text-indent="-0.25in" style:auto-text-indent="false" fo:background-color="#ffffff" fo:padding="0in" fo:border="none"/>
    </style:style>
    <style:style style:name="P64" style:family="paragraph" style:parent-style-name="Standard" style:list-style-name="WWNum19">
      <loext:graphic-properties draw:fill="solid" draw:fill-color="#ffffff"/>
      <style:paragraph-properties fo:margin-left="1in" fo:margin-right="0in" fo:margin-top="0in" fo:margin-bottom="0in" loext:contextual-spacing="false" fo:line-height="100%" fo:text-indent="-0.25in" style:auto-text-indent="false" fo:background-color="#ffffff" fo:padding="0in" fo:border="none"/>
    </style:style>
    <style:style style:name="P65" style:family="paragraph" style:parent-style-name="Standard" style:list-style-name="WWNum1">
      <loext:graphic-properties draw:fill="solid" draw:fill-color="#ffffff"/>
      <style:paragraph-properties fo:margin-left="1in" fo:margin-right="0in" fo:margin-top="0in" fo:margin-bottom="0.111in" loext:contextual-spacing="false" fo:line-height="100%" fo:text-align="justify" style:justify-single-word="false" fo:text-indent="-0.25in" style:auto-text-indent="false" fo:background-color="#ffffff" fo:padding="0in" fo:border="none"/>
    </style:style>
    <style:style style:name="P66" style:family="paragraph" style:parent-style-name="Standard" style:list-style-name="WWNum16">
      <loext:graphic-properties draw:fill="solid" draw:fill-color="#ffffff"/>
      <style:paragraph-properties fo:margin-left="1in" fo:margin-right="0in" fo:margin-top="0in" fo:margin-bottom="0.111in" loext:contextual-spacing="false" fo:line-height="100%" fo:text-align="justify" style:justify-single-word="false" fo:text-indent="-0.25in" style:auto-text-indent="false" fo:background-color="#ffffff" fo:padding="0in" fo:border="none"/>
    </style:style>
    <style:style style:name="P67" style:family="paragraph" style:parent-style-name="Standard" style:list-style-name="WWNum12">
      <loext:graphic-properties draw:fill="solid" draw:fill-color="#ffffff"/>
      <style:paragraph-properties fo:margin-left="1in" fo:margin-right="0in" fo:margin-top="0.1665in" fo:margin-bottom="0in" loext:contextual-spacing="false" fo:line-height="100%" fo:text-align="justify" style:justify-single-word="false" fo:text-indent="-0.25in" style:auto-text-indent="false" fo:background-color="#ffffff" fo:padding="0in" fo:border="none"/>
    </style:style>
    <style:style style:name="P68" style:family="paragraph" style:parent-style-name="Standard" style:list-style-name="WWNum4">
      <loext:graphic-properties draw:fill="solid" draw:fill-color="#ffffff"/>
      <style:paragraph-properties fo:margin-left="1in" fo:margin-right="0in" fo:margin-top="0.1665in" fo:margin-bottom="0in" loext:contextual-spacing="false" fo:line-height="100%" fo:text-align="justify" style:justify-single-word="false" fo:text-indent="-0.25in" style:auto-text-indent="false" fo:background-color="#ffffff" fo:padding="0in" fo:border="none"/>
    </style:style>
    <style:style style:name="P69" style:family="paragraph" style:parent-style-name="Standard" style:list-style-name="WWNum10">
      <loext:graphic-properties draw:fill="solid" draw:fill-color="#ffffff"/>
      <style:paragraph-properties fo:margin-left="1in" fo:margin-right="0in" fo:margin-top="0.1665in" fo:margin-bottom="0in" loext:contextual-spacing="false" fo:line-height="100%" fo:text-align="justify" style:justify-single-word="false" fo:text-indent="-0.25in" style:auto-text-indent="false" fo:background-color="#ffffff" fo:padding="0in" fo:border="none"/>
    </style:style>
    <style:style style:name="P70" style:family="paragraph" style:parent-style-name="Standard" style:list-style-name="WWNum6">
      <loext:graphic-properties draw:fill="solid" draw:fill-color="#ffffff"/>
      <style:paragraph-properties fo:margin-left="1in" fo:margin-right="0in" fo:margin-top="0.1665in" fo:margin-bottom="0in" loext:contextual-spacing="false" fo:line-height="100%" fo:text-align="justify" style:justify-single-word="false" fo:text-indent="-0.25in" style:auto-text-indent="false" fo:background-color="#ffffff" fo:padding="0in" fo:border="none"/>
    </style:style>
    <style:style style:name="P71" style:family="paragraph" style:parent-style-name="Standard" style:list-style-name="WWNum7">
      <loext:graphic-properties draw:fill="solid" draw:fill-color="#ffffff"/>
      <style:paragraph-properties fo:margin-left="1in" fo:margin-right="0in" fo:margin-top="0.1665in" fo:margin-bottom="0in" loext:contextual-spacing="false" fo:line-height="100%" fo:text-align="justify" style:justify-single-word="false" fo:text-indent="-0.25in" style:auto-text-indent="false" fo:background-color="#ffffff" fo:padding="0in" fo:border="none"/>
    </style:style>
    <style:style style:name="P72" style:family="paragraph" style:parent-style-name="Standard" style:list-style-name="WWNum9">
      <style:paragraph-properties fo:margin-left="1in" fo:margin-right="0in" fo:margin-top="0.1665in" fo:margin-bottom="0in" loext:contextual-spacing="false" fo:line-height="100%" fo:text-align="justify" style:justify-single-word="false" fo:text-indent="-0.25in" style:auto-text-indent="false" fo:padding="0in" fo:border="none"/>
    </style:style>
    <style:style style:name="P73" style:family="paragraph" style:parent-style-name="Standard" style:list-style-name="WWNum15">
      <loext:graphic-properties draw:fill="solid" draw:fill-color="#ffffff"/>
      <style:paragraph-properties fo:margin-left="1in" fo:margin-right="0in" fo:margin-top="0.1665in" fo:margin-bottom="0in" loext:contextual-spacing="false" fo:line-height="100%" fo:text-indent="-0.25in" style:auto-text-indent="false" fo:background-color="#ffffff" fo:padding="0in" fo:border="none"/>
    </style:style>
    <style:style style:name="P74" style:family="paragraph" style:parent-style-name="Standard" style:list-style-name="WWNum14">
      <loext:graphic-properties draw:fill="solid" draw:fill-color="#ffffff"/>
      <style:paragraph-properties fo:margin-left="1in" fo:margin-right="0in" fo:margin-top="0.1665in" fo:margin-bottom="0in" loext:contextual-spacing="false" fo:line-height="100%" fo:text-indent="-0.25in" style:auto-text-indent="false" fo:background-color="#ffffff" fo:padding="0in" fo:border="none"/>
    </style:style>
    <style:style style:name="P75" style:family="paragraph" style:parent-style-name="Standard" style:list-style-name="WWNum19">
      <loext:graphic-properties draw:fill="solid" draw:fill-color="#ffffff"/>
      <style:paragraph-properties fo:margin-left="1in" fo:margin-right="0in" fo:margin-top="0.1665in" fo:margin-bottom="0in" loext:contextual-spacing="false" fo:line-height="100%" fo:text-indent="-0.25in" style:auto-text-indent="false" fo:background-color="#ffffff" fo:padding="0in" fo:border="none"/>
    </style:style>
    <style:style style:name="P76" style:family="paragraph" style:parent-style-name="Standard" style:list-style-name="WWNum12">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fo:padding="0in" fo:border="none"/>
    </style:style>
    <style:style style:name="P77" style:family="paragraph" style:parent-style-name="Standard" style:list-style-name="WWNum4">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fo:padding="0in" fo:border="none"/>
    </style:style>
    <style:style style:name="P78" style:family="paragraph" style:parent-style-name="Standard" style:list-style-name="WWNum10">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fo:padding="0in" fo:border="none"/>
    </style:style>
    <style:style style:name="P79" style:family="paragraph" style:parent-style-name="Standard" style:list-style-name="WWNum6">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fo:padding="0in" fo:border="none"/>
    </style:style>
    <style:style style:name="P80" style:family="paragraph" style:parent-style-name="Standard" style:list-style-name="WWNum7">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fo:padding="0in" fo:border="none"/>
    </style:style>
    <style:style style:name="P81" style:family="paragraph" style:parent-style-name="Standard" style:list-style-name="WWNum9">
      <style:paragraph-properties fo:margin-left="1in" fo:margin-right="0in" fo:margin-top="0in" fo:margin-bottom="0.1665in" loext:contextual-spacing="false" fo:line-height="100%" fo:text-align="justify" style:justify-single-word="false" fo:text-indent="-0.25in" style:auto-text-indent="false" fo:padding="0in" fo:border="none"/>
    </style:style>
    <style:style style:name="P82" style:family="paragraph" style:parent-style-name="Standard" style:list-style-name="WWNum15">
      <loext:graphic-properties draw:fill="solid" draw:fill-color="#ffffff"/>
      <style:paragraph-properties fo:margin-left="1in" fo:margin-right="0in" fo:margin-top="0in" fo:margin-bottom="0.1665in" loext:contextual-spacing="false" fo:line-height="100%" fo:text-indent="-0.25in" style:auto-text-indent="false" fo:background-color="#ffffff" fo:padding="0in" fo:border="none"/>
    </style:style>
    <style:style style:name="P83" style:family="paragraph" style:parent-style-name="Standard" style:list-style-name="WWNum14">
      <loext:graphic-properties draw:fill="solid" draw:fill-color="#ffffff"/>
      <style:paragraph-properties fo:margin-left="1in" fo:margin-right="0in" fo:margin-top="0in" fo:margin-bottom="0.1665in" loext:contextual-spacing="false" fo:line-height="100%" fo:text-indent="-0.25in" style:auto-text-indent="false" fo:background-color="#ffffff" fo:padding="0in" fo:border="none"/>
    </style:style>
    <style:style style:name="P84" style:family="paragraph" style:parent-style-name="Standard" style:list-style-name="WWNum19">
      <loext:graphic-properties draw:fill="solid" draw:fill-color="#ffffff"/>
      <style:paragraph-properties fo:margin-left="1in" fo:margin-right="0in" fo:margin-top="0in" fo:margin-bottom="0.1665in" loext:contextual-spacing="false" fo:line-height="100%" fo:text-indent="-0.25in" style:auto-text-indent="false" fo:background-color="#ffffff" fo:padding="0in" fo:border="none"/>
    </style:style>
    <style:style style:name="P85" style:family="paragraph" style:parent-style-name="Standard">
      <loext:graphic-properties draw:fill="solid" draw:fill-color="#ffffff"/>
      <style:paragraph-properties fo:margin-left="1in" fo:margin-right="0in" fo:margin-top="0.1665in" fo:margin-bottom="0.1665in" loext:contextual-spacing="false" fo:line-height="100%" fo:text-align="justify" style:justify-single-word="false" fo:text-indent="0in" style:auto-text-indent="false" fo:background-color="#ffffff" fo:padding="0in" fo:border="none"/>
    </style:style>
    <style:style style:name="P86" style:family="paragraph" style:parent-style-name="Standard">
      <loext:graphic-properties draw:fill="solid" draw:fill-color="#ffffff"/>
      <style:paragraph-properties fo:margin-left="1in" fo:margin-right="0in" fo:margin-top="0.1665in" fo:margin-bottom="0.1665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87" style:family="paragraph" style:parent-style-name="Standard">
      <loext:graphic-properties draw:fill="solid" draw:fill-color="#ffffff"/>
      <style:paragraph-properties fo:margin-left="1in" fo:margin-right="0in" fo:margin-top="0in" fo:margin-bottom="0.111in" loext:contextual-spacing="false" fo:line-height="100%" fo:text-align="justify" style:justify-single-word="false" fo:text-indent="0in" style:auto-text-indent="false" fo:background-color="#ffffff" fo:padding="0in" fo:border="none"/>
    </style:style>
    <style:style style:name="P88" style:family="paragraph" style:parent-style-name="Standard">
      <loext:graphic-properties draw:fill="solid" draw:fill-color="#ffffff"/>
      <style:paragraph-properties fo:margin-left="1in" fo:margin-right="0in" fo:margin-top="0in" fo:margin-bottom="0.111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89" style:family="paragraph" style:parent-style-name="Standard" style:list-style-name="WWNum13">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90" style:family="paragraph" style:parent-style-name="Standard" style:list-style-name="WWNum8">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91" style:family="paragraph" style:parent-style-name="Standard" style:list-style-name="WWNum20">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92" style:family="paragraph" style:parent-style-name="Standard" style:list-style-name="WWNum18">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93" style:family="paragraph" style:parent-style-name="Standard" style:list-style-name="WWNum3">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94" style:family="paragraph" style:parent-style-name="Standard" style:list-style-name="WWNum5">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95" style:family="paragraph" style:parent-style-name="Standard" style:list-style-name="WWNum17">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96" style:family="paragraph" style:parent-style-name="Standard" style:list-style-name="WWNum11">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97" style:family="paragraph" style:parent-style-name="Standard" style:list-style-name="WWNum13">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98" style:family="paragraph" style:parent-style-name="Standard" style:list-style-name="WWNum8">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99" style:family="paragraph" style:parent-style-name="Standard" style:list-style-name="WWNum20">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100" style:family="paragraph" style:parent-style-name="Standard" style:list-style-name="WWNum18">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101" style:family="paragraph" style:parent-style-name="Standard" style:list-style-name="WWNum3">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102" style:family="paragraph" style:parent-style-name="Standard" style:list-style-name="WWNum5">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103" style:family="paragraph" style:parent-style-name="Standard" style:list-style-name="WWNum17">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104" style:family="paragraph" style:parent-style-name="Standard" style:list-style-name="WWNum11">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105" style:family="paragraph" style:parent-style-name="Standard" style:list-style-name="WWNum13">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106" style:family="paragraph" style:parent-style-name="Standard" style:list-style-name="WWNum8">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107" style:family="paragraph" style:parent-style-name="Standard" style:list-style-name="WWNum20">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108" style:family="paragraph" style:parent-style-name="Standard" style:list-style-name="WWNum18">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109" style:family="paragraph" style:parent-style-name="Standard" style:list-style-name="WWNum3">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110" style:family="paragraph" style:parent-style-name="Standard" style:list-style-name="WWNum5">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111" style:family="paragraph" style:parent-style-name="Standard" style:list-style-name="WWNum17">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112" style:family="paragraph" style:parent-style-name="Standard" style:list-style-name="WWNum11">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113" style:family="paragraph" style:parent-style-name="Standard" style:list-style-name="WWNum2">
      <loext:graphic-properties draw:fill="solid" draw:fill-color="#ffffff"/>
      <style:paragraph-properties fo:margin-left="1.5in" fo:margin-right="0in" fo:margin-top="0.1665in" fo:margin-bottom="0.1665in" loext:contextual-spacing="false" fo:line-height="100%" fo:text-align="justify" style:justify-single-word="false" fo:text-indent="-0.25in" style:auto-text-indent="false" fo:background-color="#ffffff" fo:padding="0in" fo:border="none"/>
    </style:style>
    <style:style style:name="P114" style:family="paragraph" style:parent-style-name="Standard">
      <loext:graphic-properties draw:fill="solid" draw:fill-color="#ffffff"/>
      <style:paragraph-properties fo:margin-left="0in" fo:margin-right="0in" fo:margin-top="0.1665in" fo:margin-bottom="0.1665in" loext:contextual-spacing="false" fo:line-height="100%" fo:text-align="justify" style:justify-single-word="false" fo:text-indent="0.5in" style:auto-text-indent="false" fo:background-color="#ffffff" fo:padding="0in" fo:border="none"/>
    </style:style>
    <style:style style:name="T1" style:family="text">
      <style:text-properties fo:font-size="19pt" fo:font-weight="bold" style:font-size-asian="19pt" style:font-weight-asian="bold" style:font-size-complex="19pt" style:font-weight-complex="bold"/>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text-underline-style="none" style:font-size-asian="12pt" style:font-size-complex="12pt"/>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weight="bold" style:font-weight-asian="bold" style:font-weight-complex="bold"/>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17pt" fo:font-weight="bold" style:font-size-asian="17pt" style:font-weight-asian="bold" style:font-size-complex="17pt" style:font-weight-complex="bold"/>
    </style:style>
    <style:style style:name="T13" style:family="text">
      <style:text-properties fo:font-size="13pt" fo:font-weight="bold" style:font-size-asian="13pt" style:font-weight-asian="bold" style:font-size-complex="13pt" style:font-weight-complex="bold"/>
    </style:style>
    <style:style style:name="T14" style:family="text">
      <style:text-properties fo:font-size="13pt" style:font-size-asian="13pt" style:font-size-complex="13pt"/>
    </style:style>
    <style:style style:name="T15" style:family="text">
      <style:text-properties fo:font-size="15pt" fo:font-weight="bold" style:font-size-asian="15pt" style:font-weight-asian="bold" style:font-size-complex="15pt" style:font-weight-complex="bold"/>
    </style:style>
    <style:style style:name="T16" style:family="text">
      <style:text-properties fo:font-size="15pt" style:font-size-asian="15pt" style:font-size-complex="15pt"/>
    </style:style>
    <style:style style:name="T17" style:family="text">
      <style:text-properties style:font-name="Times New Roman" fo:font-size="12pt" style:font-name-asian="Times New Roman1" style:font-size-asian="12pt" style:font-name-complex="Times New Roman1" style:font-size-complex="12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Documento de Requisitos de Software</text:span></text:p>
      <text:p text:style-name="P1"/>
      <text:p text:style-name="P1"/>
      <text:p text:style-name="P1"/>
      <text:p text:style-name="P1"/>
      <text:p text:style-name="P3"><text:span text:style-name="T1">S.I.G.E</text:span></text:p>
      <text:p text:style-name="P3"><text:span text:style-name="T4">Sistema Integrado de Gestão de Empenho</text:span></text:p>
      <text:p text:style-name="P3"><text:span text:style-name="T5">Versão 1.3</text:span></text:p>
      <text:p text:style-name="P6"/>
      <text:p text:style-name="P6"/>
      <text:p text:style-name="P5"><text:span text:style-name="T4">Desenvolvedores/Analistas</text:span></text:p>
      <text:p text:style-name="P4"><text:span text:style-name="T5">Andrey da Cunha Marques</text:span></text:p>
      <text:p text:style-name="P4"><text:span text:style-name="T5">Carlos Eduardo Marin Bezerra</text:span></text:p>
      <text:p text:style-name="P4"><text:span text:style-name="T5">Gabriela Santos de Oliveira</text:span></text:p>
      <text:p text:style-name="P4"><text:span text:style-name="T5">João Vitor Ferreira da Silva</text:span></text:p>
      <text:p text:style-name="P4"><text:span text:style-name="T5">Marcos Antonio da Silva Manuares</text:span></text:p>
      <text:p text:style-name="P2"/>
      <text:p text:style-name="P14"/>
      <text:p text:style-name="P14"/>
      <text:p text:style-name="P14"/>
      <text:p text:style-name="P14"><text:soft-page-break/></text:p>
      <text:p text:style-name="P14"/>
      <text:p text:style-name="P14"/>
      <text:p text:style-name="P14"/>
      <text:p text:style-name="P14"/>
      <text:p text:style-name="P15"/>
      <text:p text:style-name="P14"/>
      <text:p text:style-name="P14"/>
      <text:p text:style-name="P14"/>
      <text:p text:style-name="P14"/>
      <text:p text:style-name="P14"/>
      <text:p text:style-name="P13"/>
      <text:p text:style-name="P16"><text:span text:style-name="T7">Rio Branco – AC</text:span></text:p>
      <text:p text:style-name="P16"><text:span text:style-name="T7">2026</text:span></text:p>
      <text:p text:style-name="P38"><text:span text:style-name="T10">Histórico de Alteraçõe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text:span text:style-name="T10">Data</text:span></text:p>
          </table:table-cell>
          <table:table-cell table:style-name="Table1.A1" office:value-type="string">
            <text:p text:style-name="P20"><text:span text:style-name="T10">Versão</text:span></text:p>
          </table:table-cell>
          <table:table-cell table:style-name="Table1.A1" office:value-type="string">
            <text:p text:style-name="P20"><text:span text:style-name="T10">Descrição</text:span></text:p>
          </table:table-cell>
          <table:table-cell table:style-name="Table1.D1" office:value-type="string">
            <text:p text:style-name="P23"><text:span text:style-name="T10">Autor</text:span></text:p>
          </table:table-cell>
        </table:table-row>
        <table:table-row table:style-name="Table1.1">
          <table:table-cell table:style-name="Table1.A2" office:value-type="string">
            <text:p text:style-name="P18"><text:span text:style-name="T2">25/01/2026</text:span></text:p>
          </table:table-cell>
          <table:table-cell table:style-name="Table1.B2" office:value-type="string">
            <text:p text:style-name="P21"><text:span text:style-name="T2">1.0</text:span></text:p>
          </table:table-cell>
          <table:table-cell table:style-name="Table1.C2" office:value-type="string">
            <text:p text:style-name="P22"><text:span text:style-name="T2">Inserção das principais informações relacionadas ao projeto, discutidas e definidas em grupo.</text:span></text:p>
          </table:table-cell>
          <table:table-cell table:style-name="Table1.D2" office:value-type="string">
            <text:p text:style-name="P24"><text:span text:style-name="T2">João Vitor Ferreira da Silva</text:span></text:p>
          </table:table-cell>
        </table:table-row>
        <table:table-row table:style-name="Table1.1">
          <table:table-cell table:style-name="Table1.A3" office:value-type="string">
            <text:p text:style-name="P18"><text:span text:style-name="T2">01/02/2026</text:span></text:p>
          </table:table-cell>
          <table:table-cell table:style-name="Table1.B3" office:value-type="string">
            <text:p text:style-name="P21"><text:span text:style-name="T2">1.1</text:span></text:p>
          </table:table-cell>
          <table:table-cell table:style-name="Table1.C3" office:value-type="string">
            <text:p text:style-name="P22"><text:span text:style-name="T2">Inserção de mais detalhes,retirar informações não discutidas com clientes, reformulação na estrutura do documentos e em todos os requisitos.</text:span></text:p>
          </table:table-cell>
          <table:table-cell table:style-name="Table1.D3" office:value-type="string">
            <text:p text:style-name="P24"><text:span text:style-name="T2">João Vitor Ferreira da Silva</text:span></text:p>
          </table:table-cell>
        </table:table-row>
        <table:table-row table:style-name="Table1.1">
          <table:table-cell table:style-name="Table1.A4" office:value-type="string">
            <text:p text:style-name="P18"><text:span text:style-name="T2">04/02/2026</text:span></text:p>
          </table:table-cell>
          <table:table-cell table:style-name="Table1.B4" office:value-type="string">
            <text:p text:style-name="P25"><text:span text:style-name="T2">1.2</text:span></text:p>
          </table:table-cell>
          <table:table-cell table:style-name="Table1.C4" office:value-type="string">
            <text:p text:style-name="P31"><text:span text:style-name="T2">Atualização estrutural dos requisitos funcionais, com reformulação do processo de criação da licitação e da Ata de Registro de Preços (ARP), alteração do modelo de vigência para período de validade em meses, ampliação dos dados cadastrais de fornecedores e inclusão de informações complementares na ARP (CATMAT, marca e categorias padronizadas). Substituição do framework front-end de React para Angular e ajustes de padronização textual e organizacional do documento.</text:span></text:p>
          </table:table-cell>
          <table:table-cell table:style-name="Table1.D4" office:value-type="string">
            <text:p text:style-name="P25"><text:span text:style-name="T2">João Vitor Ferreira da Silva</text:span></text:p>
          </table:table-cell>
        </table:table-row>
        <table:table-row table:style-name="Table1.1">
          <table:table-cell table:style-name="Table1.A5" office:value-type="string">
            <text:p text:style-name="P18"><text:span text:style-name="T2">05/02/2026</text:span></text:p>
          </table:table-cell>
          <table:table-cell table:style-name="Table1.B5" office:value-type="string">
            <text:p text:style-name="P34"><text:span text:style-name="T2">1.3</text:span></text:p>
          </table:table-cell>
          <table:table-cell table:style-name="Table1.C5" office:value-type="string">
            <text:p text:style-name="P32"><text:span text:style-name="T2">Adição do requisito </text:span><text:span text:style-name="T3">4.2.2 – Visualização e Busca de Licitações</text:span><text:span text:style-name="T2">, bem como realização de pequenos ajustes e correções nos demais requisitos funcionais para melhoria de padronização textual</text:span></text:p>
          </table:table-cell>
          <table:table-cell table:style-name="Table1.D5" office:value-type="string">
            <text:p text:style-name="P36"><text:span text:style-name="T2">João Vitor Ferreira da Silva</text:span></text:p>
          </table:table-cell>
        </table:table-row>
        <table:table-row table:style-name="Table1.1">
          <table:table-cell table:style-name="Table1.A6" office:value-type="string">
            <text:p text:style-name="P19"/>
          </table:table-cell>
          <table:table-cell table:style-name="Table1.B6" office:value-type="string">
            <text:p text:style-name="P35"/>
          </table:table-cell>
          <table:table-cell table:style-name="Table1.C6" office:value-type="string">
            <text:p text:style-name="P33"/>
          </table:table-cell>
          <table:table-cell table:style-name="Table1.D6" office:value-type="string">
            <text:p text:style-name="P37"/>
          </table:table-cell>
        </table:table-row>
        <table:table-row table:style-name="Table1.1">
          <table:table-cell table:style-name="Table1.A7" office:value-type="string">
            <text:p text:style-name="P19"/>
          </table:table-cell>
          <table:table-cell table:style-name="Table1.B7" office:value-type="string">
            <text:p text:style-name="P35"/>
          </table:table-cell>
          <table:table-cell table:style-name="Table1.C7" office:value-type="string">
            <text:p text:style-name="P33"/>
          </table:table-cell>
          <table:table-cell table:style-name="Table1.D7" office:value-type="string">
            <text:p text:style-name="P37"/>
          </table:table-cell>
        </table:table-row>
        <table:table-row table:style-name="Table1.1">
          <table:table-cell table:style-name="Table1.A8" office:value-type="string">
            <text:p text:style-name="P19"/>
          </table:table-cell>
          <table:table-cell table:style-name="Table1.B8" office:value-type="string">
            <text:p text:style-name="P35"/>
          </table:table-cell>
          <table:table-cell table:style-name="Table1.C8" office:value-type="string">
            <text:p text:style-name="P33"/>
          </table:table-cell>
          <table:table-cell table:style-name="Table1.D8" office:value-type="string">
            <text:p text:style-name="P37"/>
          </table:table-cell>
        </table:table-row>
        <table:table-row table:style-name="Table1.1">
          <table:table-cell table:style-name="Table1.A9" office:value-type="string">
            <text:p text:style-name="P19"/>
          </table:table-cell>
          <table:table-cell table:style-name="Table1.B9" office:value-type="string">
            <text:p text:style-name="P35"/>
          </table:table-cell>
          <table:table-cell table:style-name="Table1.C9" office:value-type="string">
            <text:p text:style-name="P33"/>
          </table:table-cell>
          <table:table-cell table:style-name="Table1.D9" office:value-type="string">
            <text:p text:style-name="P37"/>
          </table:table-cell>
        </table:table-row>
        <table:table-row table:style-name="Table1.1">
          <table:table-cell table:style-name="Table1.A10" office:value-type="string">
            <text:p text:style-name="P19"/>
          </table:table-cell>
          <table:table-cell table:style-name="Table1.B10" office:value-type="string">
            <text:p text:style-name="P35"/>
          </table:table-cell>
          <table:table-cell table:style-name="Table1.C10" office:value-type="string">
            <text:p text:style-name="P33"/>
          </table:table-cell>
          <table:table-cell table:style-name="Table1.D10" office:value-type="string">
            <text:p text:style-name="P37"/>
          </table:table-cell>
        </table:table-row>
        <table:table-row table:style-name="Table1.1">
          <table:table-cell table:style-name="Table1.A11" office:value-type="string">
            <text:p text:style-name="P19"/>
          </table:table-cell>
          <table:table-cell table:style-name="Table1.B11" office:value-type="string">
            <text:p text:style-name="P35"/>
          </table:table-cell>
          <table:table-cell table:style-name="Table1.C11" office:value-type="string">
            <text:p text:style-name="P33"/>
          </table:table-cell>
          <table:table-cell table:style-name="Table1.D11" office:value-type="string">
            <text:p text:style-name="P37"/>
          </table:table-cell>
        </table:table-row>
      </table:table>
      <text:section text:style-name="Sect1" text:name="TextSection">
        <text:p text:style-name="P39"><text:span text:style-name="T6"><text:s/></text:span></text:p>
        <text:p text:style-name="P40"/>
        <text:p text:style-name="P40"/>
        <text:p text:style-name="P40"/>
        <text:p text:style-name="P40"/>
        <text:p text:style-name="P40"/>
        <text:p text:style-name="P40"/>
        <text:p text:style-name="P40"/>
        <text:p text:style-name="P40"/>
        <text:p text:style-name="P26"><text:soft-page-break/><text:span text:style-name="T11">1. Análise do problema</text:span></text:p>
        <text:p text:style-name="P41"><text:span text:style-name="T6">O setor responsável pelo gerenciamento e funcionamento do Restaurante Universitário (R.U.) da Universidade Federal do Acre (UFAC) enfrenta problemas de ordem burocrática relacionados à aquisição e ao gerenciamento dos gêneros alimentícios utilizados pela instituição.</text:span></text:p>
        <text:p text:style-name="P41"><text:span text:style-name="T6">O problema que será contemplado pelo sistema engloba o domínio da aquisição dos gêneros alimentícios. O principal objetivo desse processo é estabelecer de quem a UFAC irá adquirir os itens utilizados no R.U., bem como a quantidade a ser adquirida e o valor atribuído a essa quantidade. Esse processo baseia-se essencialmente em quatro (4) elementos: licitação, ata de registro de preços (ARP), empenhos e ordem de entrega.</text:span></text:p>
        <text:p text:style-name="P41"><text:span text:style-name="T6">Licitação é o processo por meio do qual a Administração Pública contrata obras, serviços, compras e alienações. No contexto da aplicação, a licitação é responsável por definir quais serão os fornecedores dos quais a UFAC irá adquirir os produtos, quais produtos cada fornecedor irá disponibilizar, a quantidade ofertada de cada produto e o valor unitário correspondente (de acordo com a unidade de medida de cada item).</text:span></text:p>
        <text:p text:style-name="P41"><text:span text:style-name="T6">A Ata de Registro de Preços (ARP) é o registro único de cada fornecedor licitado. Esse registro contém informações sobre os gêneros alimentícios fornecidos pelo respectivo fornecedor, a quantidade ofertada de cada alimento de acordo com suas respectivas unidades de medida e o valor de cada item conforme a metragem previamente definida.</text:span></text:p>
        <text:p text:style-name="P41"><text:span text:style-name="T6">Empenho é a etapa em que o R.U reserva o dinheiro que será pago quando o bem for entregue ou o serviço concluído. O documento utilizado durante esse processo, possui as informações referente a um fornecedor licitado, uma referência dos itens fornecidos desse fornecedor, a quantidade reservada de cada item fornecido e um registro das operações dessa etapa. O empenho possui um total de 3 (três) operações, que são: inclusão, reforço e anulação. </text:span></text:p>
        <text:p text:style-name="P41"><text:span text:style-name="T6">As informações de fornecedor, itens e quantidades constantes no empenho devem estar de acordo e restritas às informações presentes na ARP do respectivo fornecedor.</text:span></text:p>
        <text:p text:style-name="P41"><text:span text:style-name="T6">A ordem de entrega é o documento que solicita a entrega de um ou mais itens que fazem parte da lista de itens de um fornecedor licitado.</text:span></text:p>
        <text:p text:style-name="P41"><text:span text:style-name="T6">Esses quatro (4) elementos estão diretamente interligados de forma sequencial, em que a ordem de entrega depende do empenho, o empenho depende da ARP e a própria ARP depende da licitação. Essa visão é de extrema importância devido aos diferentes ‘saldos’ existentes em cada um desses elementos (com exceção do saldo da licitação, que não possui tanta relevância).</text:span></text:p>
        <text:p text:style-name="P8"><text:span text:style-name="T6">Atualmente, a maior parte da operação burocrática relacionada à aquisição de gêneros alimentícios é realizada por várias pessoas e ocorre por meio de processos descentralizados, concentrando-se principalmente em planilhas do Excel e documentos físicos. Em razão dessa forma de operação, diversos problemas e riscos surgem, entre os quais destacam-se:</text:span></text:p>
        <text:p text:style-name="P8"><text:span text:style-name="T7">Dificuldade na busca e visualização das informações:</text:span><text:span text:style-name="T6"> devido à forma como as informações estão armazenadas, a busca por dados mais específicos e o processo de relacionar duas ou mais informações tornam-se trabalhosos e extremamente suscetíveis a erros.</text:span></text:p>
        <text:p text:style-name="P8"><text:span text:style-name="T7">Falta de controle no processo:</text:span><text:span text:style-name="T6"> não existem mecanismos que impeçam a utilização de dados incorretos durante o processo, mesmo quando há informações suficientes para tal validação, o que faz com que erros facilmente evitáveis acabem ocorrendo.</text:span></text:p>
        <text:p text:style-name="P8"><text:span text:style-name="T7">Informações desatualizadas:</text:span><text:span text:style-name="T6"> quando uma determinada informação é atualizada, há dificuldade em propagá-la para outras etapas do processo, gerando riscos significativos à operação.</text:span></text:p>
        <text:p text:style-name="P8"><text:span text:style-name="T7">Perda de informações:</text:span><text:span text:style-name="T6"> em algumas situações, ocorreram perdas de informações de extrema relevância para a operação em decorrência da execução contínua do processo.</text:span></text:p>
        <text:p text:style-name="P42"><text:span text:style-name="T7">Grande volume de documentos:</text:span><text:span text:style-name="T6"> a operação, em seu estado atual, gera uma grande quantidade de arquivos, tanto digitais quanto físicos, o que dificulta e confunde a busca por informações essenciais ao processo.</text:span></text:p>
        <text:p text:style-name="P43"/>
        <text:p text:style-name="P43"/>
        <text:p text:style-name="P43"/>
        <text:p text:style-name="P43"/>
        <text:p text:style-name="P43"/>
        <text:p text:style-name="P43"/>
        <text:p text:style-name="P43"><text:soft-page-break/></text:p>
        <text:p text:style-name="P41"><text:span text:style-name="T11">2. Necessidades do cliente: </text:span></text:p>
        <text:p text:style-name="P8"><text:span text:style-name="T7">Centralização da operação:</text:span><text:span text:style-name="T6"> um dos principais problemas da operação de aquisição de gêneros alimentícios é a ausência de um meio de trabalho centralizado, no qual todas as etapas do processo estejam interligadas e as informações possam se propagar de forma eficiente ao longo de todo o fluxo.</text:span></text:p>
        <text:p text:style-name="P8"><text:span text:style-name="T7">Informação atualizada e precisa:</text:span><text:span text:style-name="T6"> é de extrema importância que qualquer informação inserida ou referenciada consiga se propagar e ser refletida ao longo de todo o processo, garantindo consistência e confiabilidade dos dados.</text:span></text:p>
        <text:p text:style-name="P8"><text:span text:style-name="T7">Controle das operações:</text:span><text:span text:style-name="T6"> é necessário um sistema que possibilite o controle das operações realizadas, restringindo principalmente a inserção de dados que entrem em conflito com informações previamente estabelecidas.</text:span></text:p>
        <text:p text:style-name="P8"><text:span text:style-name="T7">Visualização das informações operacionais:</text:span><text:span text:style-name="T6"> há uma grande necessidade de facilitar a visualização das informações mais relevantes do processo, com o objetivo de otimizar a execução das operações e evitar que os operadores cometam erros simples.</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text:soft-page-break/><text:span text:style-name="T11">3. Missão do software <text:s/></text:span></text:p>
        <text:p text:style-name="P44"><text:span text:style-name="T6">O principal objetivo do sistema é a centralização do processo de aquisição de gêneros alimentícios em um único ambiente de trabalho, contemplando as etapas e operações de licitação, ARP, empenho e ordem de entrega. O sistema deve permitir uma troca rápida de informações entre as diferentes partes do processo, facilitar a visualização dos dados mais relevantes para a operação e restringir a inserção de dados reconhecidos como contraditórios ao longo do fluxo.</text:span></text:p>
        <text:p text:style-name="P27"/>
        <text:p text:style-name="P26"><text:span text:style-name="T11">4. Requisitos</text:span></text:p>
        <text:p text:style-name="P26"><text:span text:style-name="T6">A seguir, são apresentados os requisitos funcionais e não funcionais levantados pela equipe até o momento, os quais estão sujeitos a alterações significativas, considerando a ausência de validação formal por parte do cliente.</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5"><text:soft-page-break/><text:span text:style-name="T12">4.1 Resumo</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3"><text:span text:style-name="T7">Topico</text:span></text:p>
            </table:table-cell>
            <table:table-cell table:style-name="Table2.A1" office:value-type="string">
              <text:p text:style-name="P53"><text:span text:style-name="T7">Requisito</text:span></text:p>
            </table:table-cell>
            <table:table-cell table:style-name="Table2.A1" office:value-type="string">
              <text:p text:style-name="P53"><text:span text:style-name="T7">Descrição</text:span></text:p>
            </table:table-cell>
          </table:table-row>
          <table:table-row table:style-name="Table2.2">
            <table:table-cell table:style-name="Table2.A2" table:number-columns-spanned="3" office:value-type="string">
              <text:p text:style-name="P53"><text:span text:style-name="T13">Requisitos Funcionais</text:span></text:p>
            </table:table-cell>
            <table:covered-table-cell/>
            <table:covered-table-cell/>
          </table:table-row>
          <table:table-row table:style-name="Table2.1">
            <table:table-cell table:style-name="Table2.A1" office:value-type="string">
              <text:p text:style-name="P53"><text:span text:style-name="T7">4.2.1</text:span></text:p>
            </table:table-cell>
            <table:table-cell table:style-name="Table2.A1" office:value-type="string">
              <text:p text:style-name="P54"><text:span text:style-name="T2">Permitir a adição de uma licitação.</text:span></text:p>
            </table:table-cell>
            <table:table-cell table:style-name="Table2.A1" office:value-type="string">
              <text:p text:style-name="P54"><text:span text:style-name="T2">Permitir o cadastro de licitações vigentes com fornecedores e gêneros alimentícios vinculados.</text:span></text:p>
            </table:table-cell>
          </table:table-row>
          <table:table-row table:style-name="Table2.1">
            <table:table-cell table:style-name="Table2.A1" office:value-type="string">
              <text:p text:style-name="P53"><text:span text:style-name="T7">4.2.2</text:span></text:p>
            </table:table-cell>
            <table:table-cell table:style-name="Table2.A1" office:value-type="string">
              <text:p text:style-name="P54"><text:span text:style-name="T2">Visualização e Busca de Licitações</text:span></text:p>
            </table:table-cell>
            <table:table-cell table:style-name="Table2.A1" office:value-type="string">
              <text:p text:style-name="P54"><text:span text:style-name="T2">Permitir a visualização das licitações cadastradas, consulta detalhada de uma licitação e visualização das ARPs associadas.</text:span></text:p>
            </table:table-cell>
          </table:table-row>
          <table:table-row table:style-name="Table2.1">
            <table:table-cell table:style-name="Table2.A1" office:value-type="string">
              <text:p text:style-name="P53"><text:span text:style-name="T7">4.2.3</text:span></text:p>
            </table:table-cell>
            <table:table-cell table:style-name="Table2.A1" office:value-type="string">
              <text:p text:style-name="P54"><text:span text:style-name="T2">Visualização e Busca de fornecedores</text:span></text:p>
            </table:table-cell>
            <table:table-cell table:style-name="Table2.A1" office:value-type="string">
              <text:p text:style-name="P54"><text:span text:style-name="T2">Permitir listar e buscar fornecedores cadastrados no sistema.</text:span></text:p>
            </table:table-cell>
          </table:table-row>
          <table:table-row table:style-name="Table2.1">
            <table:table-cell table:style-name="Table2.A1" office:value-type="string">
              <text:p text:style-name="P53"><text:span text:style-name="T7">4.2.4</text:span></text:p>
            </table:table-cell>
            <table:table-cell table:style-name="Table2.A1" office:value-type="string">
              <text:p text:style-name="P54"><text:span text:style-name="T2">Edição de fornecedores</text:span></text:p>
            </table:table-cell>
            <table:table-cell table:style-name="Table2.A1" office:value-type="string">
              <text:p text:style-name="P54"><text:span text:style-name="T2">Permitir alterar as informações cadastrais dos fornecedores.</text:span></text:p>
            </table:table-cell>
          </table:table-row>
          <table:table-row table:style-name="Table2.1">
            <table:table-cell table:style-name="Table2.A1" office:value-type="string">
              <text:p text:style-name="P53"><text:span text:style-name="T7">4.2.5</text:span></text:p>
            </table:table-cell>
            <table:table-cell table:style-name="Table2.A1" office:value-type="string">
              <text:p text:style-name="P54"><text:span text:style-name="T2">Visualização e Busca de gêneros alimentícios</text:span></text:p>
            </table:table-cell>
            <table:table-cell table:style-name="Table2.A1" office:value-type="string">
              <text:p text:style-name="P54"><text:span text:style-name="T2">Permitir listar e buscar gêneros alimentícios cadastrados.</text:span></text:p>
            </table:table-cell>
          </table:table-row>
          <table:table-row table:style-name="Table2.1">
            <table:table-cell table:style-name="Table2.A1" office:value-type="string">
              <text:p text:style-name="P53"><text:span text:style-name="T7">4.2.6</text:span></text:p>
            </table:table-cell>
            <table:table-cell table:style-name="Table2.A1" office:value-type="string">
              <text:p text:style-name="P54"><text:span text:style-name="T2">Edição de Gêneros alimentícios</text:span></text:p>
            </table:table-cell>
            <table:table-cell table:style-name="Table2.A1" office:value-type="string">
              <text:p text:style-name="P54"><text:span text:style-name="T2">Permitir alterar informações cadastrais dos gêneros alimentícios.</text:span></text:p>
            </table:table-cell>
          </table:table-row>
          <table:table-row table:style-name="Table2.1">
            <table:table-cell table:style-name="Table2.A1" office:value-type="string">
              <text:p text:style-name="P53"><text:span text:style-name="T7">4.2.7</text:span></text:p>
            </table:table-cell>
            <table:table-cell table:style-name="Table2.A1" office:value-type="string">
              <text:p text:style-name="P54"><text:span text:style-name="T2">Criação e visualização de Ata de Registro de Preço</text:span></text:p>
            </table:table-cell>
            <table:table-cell table:style-name="Table2.A1" office:value-type="string">
              <text:p text:style-name="P54"><text:span text:style-name="T2">Gerar automaticamente ARPs por fornecedor e permitir sua visualização com controle de saldo.</text:span></text:p>
            </table:table-cell>
          </table:table-row>
          <table:table-row table:style-name="Table2.1">
            <table:table-cell table:style-name="Table2.A1" office:value-type="string">
              <text:p text:style-name="P53"><text:span text:style-name="T7">4.2.8</text:span></text:p>
            </table:table-cell>
            <table:table-cell table:style-name="Table2.A1" office:value-type="string">
              <text:p text:style-name="P54"><text:span text:style-name="T2">Criação e visualização de empenhos</text:span></text:p>
            </table:table-cell>
            <table:table-cell table:style-name="Table2.A1" office:value-type="string">
              <text:p text:style-name="P54"><text:span text:style-name="T2">Criar automaticamente empenhos vinculados às ARPs e permitir sua consulta detalhada.</text:span></text:p>
            </table:table-cell>
          </table:table-row>
          <table:table-row table:style-name="Table2.1">
            <table:table-cell table:style-name="Table2.A1" office:value-type="string">
              <text:p text:style-name="P53"><text:span text:style-name="T7">4.2.9</text:span></text:p>
            </table:table-cell>
            <table:table-cell table:style-name="Table2.A1" office:value-type="string">
              <text:p text:style-name="P54"><text:span text:style-name="T2">Permitir a realização das operações de inclusão, reforço e anulação do empenho</text:span></text:p>
            </table:table-cell>
            <table:table-cell table:style-name="Table2.A1" office:value-type="string">
              <text:p text:style-name="P54"><text:span text:style-name="T2">Permitir inclusão, reforço e anulação de valores com atualização automática de saldos.</text:span></text:p>
            </table:table-cell>
          </table:table-row>
          <table:table-row table:style-name="Table2.1">
            <table:table-cell table:style-name="Table2.A1" office:value-type="string">
              <text:p text:style-name="P53"><text:span text:style-name="T7">4.2.10</text:span></text:p>
            </table:table-cell>
            <table:table-cell table:style-name="Table2.A1" office:value-type="string">
              <text:p text:style-name="P54"><text:span text:style-name="T2">Realização de ordens de entrega</text:span></text:p>
            </table:table-cell>
            <table:table-cell table:style-name="Table2.A1" office:value-type="string">
              <text:p text:style-name="P54"><text:span text:style-name="T2">Permitir criar ordens com controle de quantidades solicitadas e efetivamente entregues.</text:span></text:p>
            </table:table-cell>
          </table:table-row>
          <table:table-row table:style-name="Table2.1">
            <table:table-cell table:style-name="Table2.A1" office:value-type="string">
              <text:p text:style-name="P53"><text:span text:style-name="T7">4.2.11</text:span></text:p>
            </table:table-cell>
            <table:table-cell table:style-name="Table2.A1" office:value-type="string">
              <text:p text:style-name="P54"><text:span text:style-name="T2">Visualização e busca de ordens de entrega</text:span></text:p>
            </table:table-cell>
            <table:table-cell table:style-name="Table2.A1" office:value-type="string">
              <text:p text:style-name="P54"><text:span text:style-name="T2">Permitir listar, buscar e visualizar detalhadamente as ordens de entrega.</text:span></text:p>
            </table:table-cell>
          </table:table-row>
          <table:table-row table:style-name="Table2.2">
            <table:table-cell table:style-name="Table2.A2" table:number-columns-spanned="3" office:value-type="string">
              <text:p text:style-name="P4"><text:span text:style-name="T15">Requisitos não Funcionais</text:span></text:p>
            </table:table-cell>
            <table:covered-table-cell/>
            <table:covered-table-cell/>
          </table:table-row>
          <table:table-row table:style-name="Table2.1">
            <table:table-cell table:style-name="Table2.A1" office:value-type="string">
              <text:p text:style-name="P53"><text:span text:style-name="T7">4.3.1</text:span></text:p>
            </table:table-cell>
            <table:table-cell table:style-name="Table2.A1" office:value-type="string">
              <text:p text:style-name="P54"><text:span text:style-name="T2">Permitir fácil integração com outros sistemas</text:span></text:p>
            </table:table-cell>
            <table:table-cell table:style-name="Table2.A1" office:value-type="string">
              <text:p text:style-name="P54"><text:span text:style-name="T2">Disponibilizar funcionalidades via API para futura integração, especialmente com sistema de estoque.</text:span></text:p>
            </table:table-cell>
          </table:table-row>
          <table:table-row table:style-name="Table2.1">
            <table:table-cell table:style-name="Table2.A1" office:value-type="string">
              <text:p text:style-name="P53"><text:span text:style-name="T7">4.3.2</text:span></text:p>
            </table:table-cell>
            <table:table-cell table:style-name="Table2.A1" office:value-type="string">
              <text:p text:style-name="P54"><text:span text:style-name="T2">Possuir uma interface que favoreça a visualização e a associação das informações</text:span></text:p>
            </table:table-cell>
            <table:table-cell table:style-name="Table2.A1" office:value-type="string">
              <text:p text:style-name="P54"><text:span text:style-name="T2">Garantir interface clara, organizada e padronizada, facilitando a visualização e associação das informações.</text:span></text:p>
            </table:table-cell>
          </table:table-row>
        </table:table>
        <text:p text:style-name="P46"/>
        <text:p text:style-name="P46"/>
        <text:p text:style-name="P45"><text:span text:style-name="T12">4.2 Requisitos funcionais</text:span><text:span text:style-name="T6"><text:line-break/> <text:line-break/></text:span><text:span text:style-name="T15">4.2.1 Permitir a adição de uma licitação</text:span></text:p>
        <text:p text:style-name="P45"><text:span text:style-name="T6">O sistema deve permitir a inserção das informações de uma licitação que esteja vigente, com todos os dados devidamente definidos e aprovados, no sistema. Essa inserção será realizada por meio de três (3) formulários: </text:span></text:p>
        <text:list xml:id="list1793185528" text:style-name="WWNum1">
          <text:list-item>
            <text:p text:style-name="P55"><text:soft-page-break/><text:span text:style-name="T6">Formulário de Informações Gerais (</text:span><text:span text:style-name="T7">item 4.2.1.1</text:span><text:span text:style-name="T6">)</text:span></text:p>
          </text:list-item>
          <text:list-item>
            <text:p text:style-name="P55"><text:span text:style-name="T6">Formulário de Inserção de Fornecedor (</text:span><text:span text:style-name="T7">item 4.2.1.2</text:span><text:span text:style-name="T6">)</text:span></text:p>
          </text:list-item>
          <text:list-item>
            <text:p text:style-name="P65"><text:span text:style-name="T6">Formulário de criação de Ata de registro de preços (</text:span><text:span text:style-name="T7">item 4.2.1.3</text:span><text:span text:style-name="T6">).</text:span></text:p>
          </text:list-item>
        </text:list>
        <text:p text:style-name="P45"><text:span text:style-name="T6"><text:tab/></text:span><text:span text:style-name="T13">4.2.1.1 Formulario de informações gerais da licitação</text:span></text:p>
        <text:p text:style-name="P85"><text:span text:style-name="T6">Neste formulário serão inseridas as informações restritas à licitação. Os dados obrigatórios são: </text:span></text:p>
        <text:list xml:id="list3505831098" text:style-name="WWNum13">
          <text:list-item>
            <text:p text:style-name="P89"><text:span text:style-name="T6">Número da Licitação</text:span></text:p>
          </text:list-item>
          <text:list-item>
            <text:p text:style-name="P97"><text:span text:style-name="T6">Período de Validade (em meses) </text:span></text:p>
          </text:list-item>
          <text:list-item>
            <text:p text:style-name="P105"><text:span text:style-name="T6">Descrição da Licitação (</text:span><text:span text:style-name="T7">Opcional</text:span><text:span text:style-name="T6">)</text:span></text:p>
          </text:list-item>
        </text:list>
        <text:p text:style-name="P85"><text:span text:style-name="T6">O período de validade informado neste formulário deverá ser utilizado posteriormente como referência para as Atas de Registro de Preço (ARP) vinculadas à licitação (</text:span><text:span text:style-name="T7">item 4.2.7</text:span><text:span text:style-name="T6">).</text:span></text:p>
        <text:p text:style-name="P87"><text:span text:style-name="T13">4.2.1.2 Formulario de inserção de fornecedor </text:span></text:p>
        <text:p text:style-name="P85"><text:span text:style-name="T6">Neste formulário serão inseridas as informações necessárias para a identificação dos fornecedores licitados. As informações que devem ser inseridas neste formulário são:</text:span></text:p>
        <text:list xml:id="list2780657738" text:style-name="WWNum8">
          <text:list-item>
            <text:p text:style-name="P90"><text:span text:style-name="T6">Nome Fantasia</text:span></text:p>
          </text:list-item>
          <text:list-item>
            <text:p text:style-name="P98"><text:span text:style-name="T6">CNPJ</text:span></text:p>
          </text:list-item>
          <text:list-item>
            <text:p text:style-name="P98"><text:span text:style-name="T6">Endereço (Rua, Número, Bairro, Município, Estado)</text:span></text:p>
          </text:list-item>
          <text:list-item>
            <text:p text:style-name="P98"><text:span text:style-name="T6">Telefone (formato: (DDD) 9XXXX-XXXX)</text:span></text:p>
          </text:list-item>
          <text:list-item>
            <text:p text:style-name="P106"><text:span text:style-name="T6">E-mail</text:span></text:p>
          </text:list-item>
        </text:list>
        <text:p text:style-name="P10"/>
        <text:p text:style-name="P10"/>
        <text:p text:style-name="P10"/>
        <text:p text:style-name="P85"><text:span text:style-name="T6">O formulário deve incorporar a funcionalidade de busca de fornecedores (</text:span><text:span text:style-name="T7">item 4.2.3</text:span><text:span text:style-name="T6">). Ao inserir o CNPJ de um fornecedor já cadastrado (que tenha participado de licitações anteriores), o sistema deverá preencher automaticamente os demais campos. Após a confirmação de que se trata de um cadastro existente, esses campos não poderão ser alterados nesse momento.</text:span></text:p>
        <text:p text:style-name="P85"><text:span text:style-name="T6">Após a conclusão da inserção do fornecedor, o usuário deverá prosseguir para o formulário de inserção de gêneros alimentícios (</text:span><text:span text:style-name="T7">item 4.2.1.3</text:span><text:span text:style-name="T6">) relacionados àquele fornecedor.</text:span></text:p>
        <text:p text:style-name="P87"><text:soft-page-break/><text:span text:style-name="T13">4.2.1.3 Formulario de criação de Ata de registro de preços</text:span></text:p>
        <text:p text:style-name="P85"><text:span text:style-name="T6">Neste formulário serão inseridas as informações referentes à ARP do fornecedor e a todos os gêneros alimentícios fornecidos por determinado fornecedor na licitação. Nesse formulário, é necessário inserir a seguinte informação referente à ARP:</text:span></text:p>
        <text:list xml:id="list1236861955" text:style-name="WWNum2">
          <text:list-item>
            <text:p text:style-name="P113"><text:span text:style-name="T6">Número da ARP.</text:span></text:p>
          </text:list-item>
        </text:list>
        <text:p text:style-name="P85"><text:span text:style-name="T6">Esse formulário deve permitir a inserção de um (1) ou mais gêneros alimentícios associados a uma ARP. Para a inserção de cada gênero alimentício, é necessário informar os seguintes dados:</text:span></text:p>
        <text:list xml:id="list4292502469" text:style-name="WWNum20">
          <text:list-item>
            <text:p text:style-name="P91"><text:span text:style-name="T6">CATMAT (Catálogo de Materiais do Governo Federal)</text:span></text:p>
          </text:list-item>
          <text:list-item>
            <text:p text:style-name="P99"><text:span text:style-name="T6">Descrição do gênero detalhada</text:span></text:p>
          </text:list-item>
          <text:list-item>
            <text:p text:style-name="P99"><text:span text:style-name="T6">Unidade de medida (Quilograma (Kg), Pacote (PCT), ...)</text:span></text:p>
          </text:list-item>
          <text:list-item>
            <text:p text:style-name="P99"><text:span text:style-name="T6">Marca</text:span></text:p>
          </text:list-item>
          <text:list-item>
            <text:p text:style-name="P99"><text:span text:style-name="T6">Quantidade licitada do gênero alimentício</text:span></text:p>
          </text:list-item>
          <text:list-item>
            <text:p text:style-name="P99"><text:span text:style-name="T6">Valor unitário (em R$) do gênero alimentício</text:span></text:p>
          </text:list-item>
          <text:list-item>
            <text:p text:style-name="P107"><text:span text:style-name="T6">Categoria do gênero alimentício (Tempero Secos; Secos / Mercearia; Lácteos e Derivados; Óleos, Azeites e Vinagres; Molhos e Condimentos; Frutas; Legumes)</text:span></text:p>
          </text:list-item>
        </text:list>
        <text:p text:style-name="P85"><text:span text:style-name="T6">O formulário deve incorporar a funcionalidade de busca de gêneros alimentícios (item 4.2.4). Ao inserir o CATMAT de um gênero já cadastrado (que já tenha sido fornecido por algum fornecedor anteriormente), o sistema deverá preencher automaticamente os demais campos. Após a confirmação de que se trata de um cadastro existente, esses campos não poderão ser alterados nesse momento.</text:span></text:p>
        <text:p text:style-name="P86"/>
        <text:p text:style-name="P48"><text:span text:style-name="T6">Após a inserção e confirmação em todos formulários, a licitação será armazenada no sistema. Para que a operação seja concluída, é obrigatório:</text:span></text:p>
        <text:list xml:id="list983581568" text:style-name="WWNum12">
          <text:list-item>
            <text:p text:style-name="P67"><text:span text:style-name="T6">Inserir as informações gerais da licitação (</text:span><text:span text:style-name="T7">item 4.2.1.1</text:span><text:span text:style-name="T6">)</text:span></text:p>
          </text:list-item>
          <text:list-item>
            <text:p text:style-name="P56"><text:span text:style-name="T6">Cadastrar ao menos um (1) fornecedor</text:span></text:p>
          </text:list-item>
          <text:list-item>
            <text:p text:style-name="P56"><text:span text:style-name="T6">Cadastrar ao menos uma (1) ata de registro de preço vinculada a cada fornecedor licitado</text:span></text:p>
          </text:list-item>
          <text:list-item>
            <text:p text:style-name="P76"><text:span text:style-name="T6">Cada ARP deve obrigatoriamente possuir pelo menos um (1) género alimentar associado</text:span></text:p>
          </text:list-item>
        </text:list>
        <text:p text:style-name="P48"><text:span text:style-name="T6">Não poderá existir fornecedor vinculado à licitação que não esteja associado a pelo menos uma (1) ata de registro de preço.</text:span></text:p>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9"><text:span text:style-name="T6"><text:tab/></text:span><text:span text:style-name="T15">4.2.2 Visualização e Busca de Licitações </text:span></text:p>
        <text:p text:style-name="P48"><text:span text:style-name="T6">O sistema deve disponibilizar a visualização das informações das licitações cadastradas na plataforma. Essa visualização será feita através de duas interfaces: </text:span></text:p>
        <text:list xml:id="list3473364546" text:style-name="WWNum16">
          <text:list-item>
            <text:p text:style-name="P57"><text:span text:style-name="T6">Tela de visualização de licitações (</text:span><text:span text:style-name="T7">item 4.2.2.1</text:span><text:span text:style-name="T6">)</text:span></text:p>
          </text:list-item>
          <text:list-item>
            <text:p text:style-name="P66"><text:span text:style-name="T6">Tela de visualização de licitação (</text:span><text:span text:style-name="T7">item 4.2.2.2</text:span><text:span text:style-name="T6">)</text:span></text:p>
          </text:list-item>
        </text:list>
        <text:p text:style-name="P87"><text:span text:style-name="T13">4.2.3.1 Tela de visualização de licitações</text:span></text:p>
        <text:p text:style-name="P87"><text:span text:style-name="T14">A tela de visualização de licitações deve disponibilizar uma interface para a visualização das informações de todas as licitações cadastradas no sistema. Essa visualização será realizada por meio de uma tabela contendo as seguintes informações de todas as licitações:</text:span></text:p>
        <text:list xml:id="list123858645715569" text:continue-list="list3505831098" text:style-name="WWNum13">
          <text:list-item>
            <text:p text:style-name="P89"><text:span text:style-name="T6">Número da Licitação</text:span></text:p>
          </text:list-item>
          <text:list-item>
            <text:p text:style-name="P97"><text:soft-page-break/><text:span text:style-name="T6">Período de Validade (em meses) </text:span></text:p>
          </text:list-item>
          <text:list-item>
            <text:p text:style-name="P105"><text:span text:style-name="T6">Descrição da Licitação (</text:span><text:span text:style-name="T7">Se tiver</text:span><text:span text:style-name="T6">)</text:span></text:p>
          </text:list-item>
        </text:list>
        <text:p text:style-name="P85"><text:span text:style-name="T6">Deve permitir a busca de licitações por qualquer uma dessas informações. Ao inserir um critério de busca, o sistema deverá atualizar automaticamente a tabela, exibindo apenas as licitações que correspondam ao termo informado. </text:span></text:p>
        <text:p text:style-name="P85"><text:span text:style-name="T6">Essa interface deve permitir que o usuário selecione uma licitação cadastrada por meio da tabela. Ao selecionar a licitação, o usuário deverá ser redirecionado à tela de visualização de </text:span><text:span text:style-name="T14">licitação </text:span><text:span text:style-name="T6">(</text:span><text:span text:style-name="T7">item 4.2.2.2</text:span><text:span text:style-name="T6">), que contém todas as informações detalhadas da licitação selecionada.</text:span></text:p>
        <text:p text:style-name="P86"/>
        <text:p text:style-name="P86"/>
        <text:p text:style-name="P86"/>
        <text:p text:style-name="P86"/>
        <text:p text:style-name="P86"/>
        <text:p text:style-name="P86"/>
        <text:p text:style-name="P87"><text:span text:style-name="T13">4.2.3.2 Tela de visualização de licitação</text:span></text:p>
        <text:p text:style-name="P85"><text:span text:style-name="T6">A tela de visualização de licitação deve disponibilizar uma interface para a apresentação de todas as informações de uma licitação. Essa tela deve exibir as informações referentes à licitação selecionada. Devem ser apresentadas as seguintes informações:</text:span></text:p>
        <text:list xml:id="list1660096420" text:style-name="WWNum18">
          <text:list-item>
            <text:p text:style-name="P92"><text:span text:style-name="T6">Número da Licitação</text:span></text:p>
          </text:list-item>
          <text:list-item>
            <text:p text:style-name="P100"><text:span text:style-name="T6">Período de Validade (em meses)</text:span></text:p>
          </text:list-item>
          <text:list-item>
            <text:p text:style-name="P108"><text:span text:style-name="T6">Descrição da Licitação (se houver)</text:span></text:p>
          </text:list-item>
        </text:list>
        <text:p text:style-name="P85"><text:span text:style-name="T6">Além de disponibilizar a visualização das informações da licitação, essa interface deve permitir a visualização de todas as ARPs associadas àquela licitação. Essa visualização deve ser realizada por meio de uma tabela contendo as seguintes informações das ARPs associadas:</text:span></text:p>
        <text:list xml:id="list2488471511" text:style-name="WWNum3">
          <text:list-item>
            <text:p text:style-name="P93"><text:span text:style-name="T6">Número da ARP</text:span></text:p>
          </text:list-item>
          <text:list-item>
            <text:p text:style-name="P101"><text:span text:style-name="T6">Nome Fantasia do fornecedor</text:span></text:p>
          </text:list-item>
          <text:list-item>
            <text:p text:style-name="P101"><text:span text:style-name="T6">CNPJ do fornecedor</text:span></text:p>
          </text:list-item>
          <text:list-item>
            <text:p text:style-name="P109"><text:span text:style-name="T6">Saldo financeiro total da ARP (em R$)</text:span></text:p>
          </text:list-item>
        </text:list>
        <text:p text:style-name="P85"><text:span text:style-name="T6">Essa tabela deve permitir que o usuário selecione uma ARP. Ao selecionar uma ARP, o usuário será direcionado para a tela de visualização de Ata (</text:span><text:span text:style-name="T7">item 4.2.7</text:span><text:span text:style-name="T6">).</text:span></text:p>
        <text:p text:style-name="P88"><text:soft-page-break/></text:p>
        <text:p text:style-name="P88"/>
        <text:p text:style-name="P88"/>
        <text:p text:style-name="P88"/>
        <text:p text:style-name="P88"/>
        <text:p text:style-name="P88"/>
        <text:p text:style-name="P88"/>
        <text:p text:style-name="P88"/>
        <text:p text:style-name="P88"/>
        <text:p text:style-name="P88"/>
        <text:p text:style-name="P88"/>
        <text:p text:style-name="P26"><text:span text:style-name="T16"><text:tab/></text:span><text:span text:style-name="T15">4.2.3 Visualização e Busca de fornecedores</text:span></text:p>
        <text:p text:style-name="P45"><text:span text:style-name="T6">O sistema deve disponibilizar a visualização das informações dos fornecedores. Essa visualização será dividida em duas interfaces:</text:span></text:p>
        <text:list xml:id="list123858222316376" text:continue-list="list3473364546" text:style-name="WWNum16">
          <text:list-item>
            <text:p text:style-name="P57"><text:span text:style-name="T6">Tela de visualização de fornecedores (</text:span><text:span text:style-name="T7">item 4.2.3.1</text:span><text:span text:style-name="T6">)</text:span></text:p>
          </text:list-item>
          <text:list-item>
            <text:p text:style-name="P66"><text:span text:style-name="T6">Tela de visualização de fornecedor (</text:span><text:span text:style-name="T7">item 4.2.3.2</text:span><text:span text:style-name="T6">)</text:span></text:p>
          </text:list-item>
        </text:list>
        <text:p text:style-name="P87"><text:span text:style-name="T13">4.2.2.1 Tela de visualização de fornecedores</text:span></text:p>
        <text:p text:style-name="P85"><text:span text:style-name="T6">A tela de visualização de fornecedores deve disponibilizar uma interface para a visualização das informações de todos os fornecedores cadastrados no sistema. Essa visualização será realizada por meio de uma tabela contendo as seguintes informações de todos os fornecedores: </text:span></text:p>
        <text:list xml:id="list1936158046" text:style-name="WWNum5">
          <text:list-item>
            <text:p text:style-name="P94"><text:span text:style-name="T6">Nome Fantasia</text:span></text:p>
          </text:list-item>
          <text:list-item>
            <text:p text:style-name="P102"><text:span text:style-name="T6">CNPJ</text:span></text:p>
          </text:list-item>
          <text:list-item>
            <text:p text:style-name="P102"><text:span text:style-name="T6">Telefone (formato: (DDD) 9XXXX-XXXX)</text:span></text:p>
          </text:list-item>
          <text:list-item>
            <text:p text:style-name="P110"><text:span text:style-name="T6">E-mail</text:span></text:p>
          </text:list-item>
        </text:list>
        <text:p text:style-name="P85"><text:soft-page-break/><text:span text:style-name="T6">Deve permitir a busca de fornecedores por qualquer uma dessas informações. Ao inserir um critério de busca, o sistema deverá atualizar automaticamente a tabela, exibindo apenas os fornecedores que correspondam ao termo informado.</text:span></text:p>
        <text:p text:style-name="P85"><text:span text:style-name="T6">Essa interface deve permitir que o usuário selecione um fornecedor cadastrado por meio da tabela. Ao selecionar o fornecedor, o usuário deverá ser redirecionado à tela de visualização de fornecedor (</text:span><text:span text:style-name="T7">item 4.2.3.2</text:span><text:span text:style-name="T6">), que contém todas as informações detalhadas do fornecedor selecionado.</text:span></text:p>
        <text:p text:style-name="P85"><text:span text:style-name="T13">4.2.3.2 Tela de visualização de fornecedor</text:span></text:p>
        <text:p text:style-name="P85"><text:span text:style-name="T6">A tela de visualização de fornecedor deve disponibilizar uma interface para a apresentação de todas as informações de um fornecedor. Essa tela deve exibir as informações referentes ao fornecedor selecionado. Devem ser apresentadas as seguintes informações:</text:span></text:p>
        <text:list xml:id="list2134184203" text:style-name="WWNum17">
          <text:list-item>
            <text:p text:style-name="P95"><text:span text:style-name="T6">Nome Fantasia</text:span></text:p>
          </text:list-item>
          <text:list-item>
            <text:p text:style-name="P103"><text:span text:style-name="T6">CNPJ</text:span></text:p>
          </text:list-item>
          <text:list-item>
            <text:p text:style-name="P103"><text:span text:style-name="T6">Endereço (Rua, Número, Bairro, Município, Estado)</text:span></text:p>
          </text:list-item>
          <text:list-item>
            <text:p text:style-name="P103"><text:span text:style-name="T6">Telefone (formato: (DDD) 9XXXX-XXXX)</text:span></text:p>
          </text:list-item>
          <text:list-item>
            <text:p text:style-name="P111"><text:span text:style-name="T6">E-mail</text:span></text:p>
          </text:list-item>
        </text:list>
        <text:p text:style-name="P26"><text:span text:style-name="T15"><text:tab/>4.2.4 Edição de fornecedores </text:span></text:p>
        <text:p text:style-name="P48"><text:span text:style-name="T6">O sistema deve permitir a edição das informações de um fornecedor já cadastrado. As informações que podem ser editadas são:</text:span></text:p>
        <text:list xml:id="list1501173471" text:style-name="WWNum4">
          <text:list-item>
            <text:p text:style-name="P68"><text:span text:style-name="T6">Nome Fantasia</text:span></text:p>
          </text:list-item>
          <text:list-item>
            <text:p text:style-name="P58"><text:span text:style-name="T6">CNPJ</text:span></text:p>
          </text:list-item>
          <text:list-item>
            <text:p text:style-name="P58"><text:span text:style-name="T6">Endereço (Rua, Número, Bairro, Município, Estado)</text:span></text:p>
          </text:list-item>
          <text:list-item>
            <text:p text:style-name="P58"><text:span text:style-name="T6">Telefone (formato: (DDD) 9XXXX-XXXX)</text:span></text:p>
          </text:list-item>
          <text:list-item>
            <text:p text:style-name="P77"><text:span text:style-name="T6">E-mail</text:span></text:p>
          </text:list-item>
        </text:list>
        <text:p text:style-name="P48"><text:span text:style-name="T6">A edição deverá ser realizada por meio da tela de visualização de fornecedores (</text:span><text:span text:style-name="T7">item 4.2.3.1</text:span><text:span text:style-name="T6">). Após selecionar o fornecedor desejado e clicar no botão “Editar”, o usuário será direcionado para um formulário de edição com a mesma estrutura do formulário de inserção (</text:span><text:span text:style-name="T7">item 4.2.1.2</text:span><text:span text:style-name="T6">). Todos os campos deverão estar previamente preenchidos com as informações atuais do fornecedor e poderão ser alterados pelo usuário.</text:span></text:p>
        <text:p text:style-name="P48"><text:span text:style-name="T6">Após a confirmação das alterações, o sistema deverá salvar os dados atualizados e redirecionar o usuário para a página de visualização de fornecedores.</text:span></text:p>
        <text:p text:style-name="P48"><text:span text:style-name="T6">Esse processo também poderá ser realizado por meio da tela de visualização individual do fornecedor (</text:span><text:span text:style-name="T7">item 4.2.3.2</text:span><text:span text:style-name="T6">), permitindo que o usuário, ao clicar no botão “Editar esse fornecedor” presente na tela, seja direcionado para o mesmo formulário de edição mencionado anteriormente.</text:span></text:p>
        <text:p text:style-name="P51"/>
        <text:p text:style-name="P51"/>
        <text:p text:style-name="P51"><text:soft-page-break/></text:p>
        <text:p text:style-name="P51"/>
        <text:p text:style-name="P51"/>
        <text:p text:style-name="P51"/>
        <text:p text:style-name="P51"/>
        <text:p text:style-name="P51"/>
        <text:p text:style-name="P45"><text:span text:style-name="T15">4.2.5 Visualização e Busca de gêneros alimentícios</text:span></text:p>
        <text:p text:style-name="P48"><text:span text:style-name="T6">O sistema deve disponibilizar uma interface para visualização dos gêneros alimentícios cadastrados, independentemente de estarem ou não vinculados a uma licitação.</text:span></text:p>
        <text:p text:style-name="P48"><text:span text:style-name="T6">A visualização será realizada através da tela de visualização de gêneros alimentícios, essa tela possui uma tabela contendo as seguinte informações de todos os gêneros alimentícios cadastrados na plataforma: descrição do gênero, unidade de medida e categoria.</text:span></text:p>
        <text:p text:style-name="P48"><text:span text:style-name="T6">A interface deve permitir a busca por qualquer um desses critérios. Ao inserir um termo de busca, o sistema deverá atualizar automaticamente a tabela com os gêneros que correspondam à informação fornecida.</text:span></text:p>
        <text:p text:style-name="P44"><text:span text:style-name="T15">4.2.6 Edição de Gêneros alimentícios <text:s/></text:span></text:p>
        <text:p text:style-name="P48"><text:span text:style-name="T6">O sistema deve permitir a edição das informações de um gênero alimentício já cadastrado, desde que essas informações não estejam relacionadas a dados específicos de licitação, ARP ou empenho.</text:span></text:p>
        <text:p text:style-name="P48"><text:span text:style-name="T6">Poderão ser editados: descrição do gênero, unidade de medida e categoria.</text:span></text:p>
        <text:p text:style-name="P48"><text:span text:style-name="T6">A edição será realizada por meio da interface de visualização de gêneros alimentícios (</text:span><text:span text:style-name="T7">item 4.2.5</text:span><text:span text:style-name="T6">). Após selecionar o gênero desejado, o usuário será direcionado para um formulário com a mesma estrutura do formulário de inserção (</text:span><text:span text:style-name="T7">item 4.2.1.3</text:span><text:span text:style-name="T6">), porém sem os campos de quantidade licitada e valor unitário (em R$), pois esses dados pertencem ao contexto da licitação.</text:span></text:p>
        <text:p text:style-name="P48"><text:span text:style-name="T6">Após a confirmação das alterações, o sistema deverá salvar os dados e retornar à interface de visualização de gêneros alimentícios.</text:span></text:p>
        <text:p text:style-name="P51"/>
        <text:p text:style-name="P51"/>
        <text:p text:style-name="P51"/>
        <text:p text:style-name="P51"/>
        <text:p text:style-name="P51"/>
        <text:p text:style-name="P51"/>
        <text:p text:style-name="P48"><text:soft-page-break/><text:span text:style-name="T15">4.2.7 Criação e Visualização de Ata de Registro de Preço</text:span><text:span text:style-name="T7"><text:line-break/></text:span><text:span text:style-name="T6">Após a adição de uma nova licitação, o sistema deverá cadastrar automaticamente uma Ata de Registro de Preço (ARP) para cada fornecedor vinculado à licitação, seguindo as informações inseridas no formulário de criação de Ata de registro de preços (</text:span><text:span text:style-name="T7">item 4.2.1.3</text:span><text:span text:style-name="T6">). <text:s/></text:span></text:p>
        <text:p text:style-name="P48"><text:span text:style-name="T6">Cada ARP deverá conter:</text:span></text:p>
        <text:list xml:id="list2878297432" text:style-name="WWNum11">
          <text:list-item>
            <text:p text:style-name="P96"><text:span text:style-name="T6">Número da ARP</text:span></text:p>
          </text:list-item>
          <text:list-item>
            <text:p text:style-name="P104"><text:span text:style-name="T6">Código da Licitação</text:span></text:p>
          </text:list-item>
          <text:list-item>
            <text:p text:style-name="P104"><text:span text:style-name="T6">Informações do fornecedor (Informações do formulário de inserção de fornecedor (</text:span><text:span text:style-name="T7">item 4.2.1.2</text:span><text:span text:style-name="T6">))</text:span></text:p>
          </text:list-item>
          <text:list-item>
            <text:p text:style-name="P104"><text:span text:style-name="T6">Período de validade (em meses)</text:span></text:p>
          </text:list-item>
          <text:list-item>
            <text:p text:style-name="P104"><text:span text:style-name="T6">Informações dos gêneros alimentícios vinculados (descrição, unidade de medida e categoria)</text:span></text:p>
          </text:list-item>
          <text:list-item>
            <text:p text:style-name="P104"><text:span text:style-name="T6">Quantidade licitada de cada gênero alimentício <text:s/></text:span></text:p>
          </text:list-item>
          <text:list-item>
            <text:p text:style-name="P104"><text:span text:style-name="T6">Valor unitário (em R$) de cada gênero</text:span></text:p>
          </text:list-item>
          <text:list-item>
            <text:p text:style-name="P112"><text:span text:style-name="T6">Saldo financeiro total da ARP (em R$).</text:span></text:p>
          </text:list-item>
        </text:list>
        <text:p text:style-name="P48"><text:span text:style-name="T6">O saldo financeiro da ARP corresponde ao valor ainda disponível para empenho, sendo calculado a partir do valor total registrado, subtraído do valor já empenhado.</text:span></text:p>
        <text:p text:style-name="P48"><text:span text:style-name="T6">A plataforma deverá disponibilizar uma interface específica denominada visualização de Ata, na qual todas as informações relacionadas à ARP poderão ser consultadas pelo usuário. Essa interface deverá permitir também que o usuário acesse a visualização do empenho (</text:span><text:span text:style-name="T7">item 4.2.8</text:span><text:span text:style-name="T6">) diretamente associado à ARP que está sendo exibida.</text:span></text:p>
        <text:p text:style-name="P48"><text:span text:style-name="T6">Não poderá existir uma ARP que não esteja diretamente associada a um, e somente a um, empenho.</text:span></text:p>
        <text:p text:style-name="P51"/>
        <text:p text:style-name="P51"/>
        <text:p text:style-name="P51"/>
        <text:p text:style-name="P51"/>
        <text:p text:style-name="P51"/>
        <text:p text:style-name="P48"><text:span text:style-name="T15">4.2.8 Criação e visualização de empenhos</text:span><text:span text:style-name="T7"><text:line-break/></text:span><text:span text:style-name="T6">Após a adição de uma nova licitação e a consequente criação automática das respectivas Atas de Registro de Preço (ARP) para cada fornecedor licitado </text:span><text:span text:style-name="T7">(item 4.2.7</text:span><text:span text:style-name="T6">), o sistema deverá também criar automaticamente um empenho vinculado a cada ARP gerada.</text:span></text:p>
        <text:p text:style-name="P48"><text:span text:style-name="T6">O empenho deverá armazenar as seguintes informações:</text:span></text:p>
        <text:list xml:id="list3029870226" text:style-name="WWNum10">
          <text:list-item>
            <text:p text:style-name="P69"><text:span text:style-name="T6">Código do empenho</text:span></text:p>
          </text:list-item>
          <text:list-item>
            <text:p text:style-name="P59"><text:soft-page-break/><text:span text:style-name="T6">Número da ARP vinculada</text:span></text:p>
          </text:list-item>
          <text:list-item>
            <text:p text:style-name="P59"><text:span text:style-name="T6">Informações do fornecedor (Informações do formulário de inserção de fornecedor (</text:span><text:span text:style-name="T7">item 4.2.1.2</text:span><text:span text:style-name="T6">))</text:span></text:p>
          </text:list-item>
          <text:list-item>
            <text:p text:style-name="P59"><text:span text:style-name="T6">Informações dos gêneros alimentícios pertencentes à ARP</text:span></text:p>
          </text:list-item>
          <text:list-item>
            <text:p text:style-name="P59"><text:span text:style-name="T6">Quantidades empenhadas por gênero alimentício</text:span></text:p>
          </text:list-item>
          <text:list-item>
            <text:p text:style-name="P59"><text:span text:style-name="T6">Valor total empenhado (em R$)</text:span></text:p>
          </text:list-item>
          <text:list-item>
            <text:p text:style-name="P78"><text:span text:style-name="T6">Saldo disponível do empenho (em R$)</text:span></text:p>
          </text:list-item>
        </text:list>
        <text:p text:style-name="P48"><text:span text:style-name="T6">O saldo do empenho iniciará com valor zero (0) e conforme as operações são realizadas, esse valor aumenta ou diminui conforme a operação. </text:span></text:p>
        <text:p text:style-name="P48"><text:span text:style-name="T6">O empenho será criado inicialmente sem valores empenhados, estando apto a receber posteriormente as operações de inclusão, reforço e anulação (</text:span><text:span text:style-name="T7">item 4.2.9</text:span><text:span text:style-name="T6">).</text:span></text:p>
        <text:p text:style-name="P48"><text:span text:style-name="T6">O sistema deverá atualizar automaticamente os valores do empenho sempre que for realizada uma operação de inclusão, reforço ou anulação, garantindo também a atualização correspondente do saldo da ARP vinculada.</text:span></text:p>
        <text:p text:style-name="P48"><text:span text:style-name="T6">A plataforma deverá disponibilizar uma interface de visualização de empenhos, permitindo ao usuário consultar todas as informações relacionadas ao empenho, bem como seu histórico de operações. </text:span></text:p>
        <text:p text:style-name="P114"><text:span text:style-name="T6">O histórico de operações deverá disponibilizar as seguintes informações:</text:span></text:p>
        <text:list xml:id="list1880610530" text:style-name="WWNum6">
          <text:list-item>
            <text:p text:style-name="P70"><text:span text:style-name="T6">Tipo da operação realizada (Inclusão, Reforço ou Anulação)</text:span></text:p>
          </text:list-item>
          <text:list-item>
            <text:p text:style-name="P60"><text:span text:style-name="T6">Valor utilizado na operação</text:span></text:p>
          </text:list-item>
          <text:list-item>
            <text:p text:style-name="P79"><text:span text:style-name="T6">Data e hora em que a operação foi realizada</text:span></text:p>
          </text:list-item>
        </text:list>
        <text:p text:style-name="P48"><text:span text:style-name="T6">Não poderá existir empenho sem vínculo com uma ARP previamente criada no sistema.</text:span></text:p>
        <text:p text:style-name="P30"/>
        <text:p text:style-name="P48"><text:span text:style-name="T15">4.2.9 Permitir a realização das operações de inclusão, reforço e anulação do empenho<text:line-break/></text:span><text:span text:style-name="T6">O sistema deve ser capaz de realizar três (3) operações relacionadas ao empenho, todas vinculadas à respectiva Ata de Registro de Preço (ARP):</text:span></text:p>
        <text:list xml:id="list2956641184" text:style-name="WWNum7">
          <text:list-item>
            <text:p text:style-name="P71"><text:span text:style-name="T7">Inclusão:</text:span><text:span text:style-name="T6"> operação que dá início a um empenho. Deve adicionar saldo aos itens fornecidos que fazem parte do empenho (com valor mínimo de 1,00 unidade de medida por item). O saldo adicionado a cada item deve ser reduzido da ARP correspondente após sua definição.<text:line-break/></text:span></text:p>
          </text:list-item>
          <text:list-item>
            <text:p text:style-name="P61"><text:span text:style-name="T7">Reforço:</text:span><text:span text:style-name="T6"> operação que adiciona saldo adicional a um ou mais itens do empenho. O saldo acrescentado a cada item deve ser reduzido da ARP correspondente.<text:line-break/></text:span></text:p>
          </text:list-item>
          <text:list-item>
            <text:p text:style-name="P80"><text:span text:style-name="T7">Anulação:</text:span><text:span text:style-name="T6"> operação que remove o saldo de um ou mais itens do empenho. O saldo removido de cada item deve retornar à ARP correspondente.</text:span></text:p>
          </text:list-item>
        </text:list>
        <text:p text:style-name="P48"><text:span text:style-name="T6">Essas operações ocorrerão utilizando a interface de visualização de empenhos (</text:span><text:span text:style-name="T7">item 4.2.8</text:span><text:span text:style-name="T6">), onde o usuário seleciona a operação que deseja realizar, o gênero alimentício pertencente à ARP (</text:span><text:span text:style-name="T7">item 4.2.7</text:span><text:span text:style-name="T6">) que deseja aplicar a operação e o valor que deseja incluir, reforçar ou anular. Após concluir a operação a interface deve atualizar o histórico de operações.</text:span></text:p>
        <text:p text:style-name="P51"><text:soft-page-break/></text:p>
        <text:p text:style-name="P51"/>
        <text:p text:style-name="P51"/>
        <text:p text:style-name="P51"/>
        <text:p text:style-name="P51"/>
        <text:p text:style-name="P51"/>
        <text:p text:style-name="P51"/>
        <text:p text:style-name="P51"/>
        <text:p text:style-name="P48"><text:span text:style-name="T15">4.2.10 Realização de ordens de entrega </text:span><text:span text:style-name="T7"><text:line-break/></text:span><text:span text:style-name="T6">O sistema deverá permitir a realização de ordens de entrega vinculadas a um empenho previamente criado no sistema (</text:span><text:span text:style-name="T7">item</text:span><text:span text:style-name="T6"> </text:span><text:span text:style-name="T7">4.2.8</text:span><text:span text:style-name="T6">).</text:span></text:p>
        <text:p text:style-name="P48"><text:span text:style-name="T6">A ordem de entrega deverá armazenar as seguintes informações:</text:span></text:p>
        <text:list xml:id="list3461486608" text:style-name="WWNum15">
          <text:list-item>
            <text:p text:style-name="P73"><text:span text:style-name="T6">Código da ordem de entrega;<text:line-break/></text:span></text:p>
          </text:list-item>
          <text:list-item>
            <text:p text:style-name="P63"><text:span text:style-name="T6">Código do empenho vinculado;<text:line-break/></text:span></text:p>
          </text:list-item>
          <text:list-item>
            <text:p text:style-name="P63"><text:span text:style-name="T6">Número da ARP vinculada;<text:line-break/></text:span></text:p>
          </text:list-item>
          <text:list-item>
            <text:p text:style-name="P63"><text:span text:style-name="T6">Informações do fornecedor (Informações do formulário de inserção de fornecedor (</text:span><text:span text:style-name="T7">item 4.2.1.2</text:span><text:span text:style-name="T6">))<text:line-break/></text:span></text:p>
          </text:list-item>
          <text:list-item>
            <text:p text:style-name="P63"><text:span text:style-name="T6">Informações dos gêneros alimentícios incluídos na ordem (Informações do formulário de criação de Ata de registro de preços (</text:span><text:span text:style-name="T7">item 4.2.1.3</text:span><text:span text:style-name="T6">) relacionados aos gêneros alimentícios)<text:line-break/></text:span></text:p>
          </text:list-item>
          <text:list-item>
            <text:p text:style-name="P63"><text:span text:style-name="T6">Quantidade solicitada de cada gênero alimentício;<text:line-break/></text:span></text:p>
          </text:list-item>
          <text:list-item>
            <text:p text:style-name="P63"><text:span text:style-name="T6">Quantidade efetivamente entregue de cada gênero alimentício;<text:line-break/></text:span></text:p>
          </text:list-item>
          <text:list-item>
            <text:p text:style-name="P63"><text:span text:style-name="T6">Valor total da ordem de entrega (em R$), calculado automaticamente com base nas quantidades efetivamente entregues e no valor unitário registrado na ARP;<text:line-break/></text:span></text:p>
          </text:list-item>
          <text:list-item>
            <text:p text:style-name="P63"><text:span text:style-name="T6">Data e horário de emissão da ordem de entrega;<text:line-break/></text:span></text:p>
          </text:list-item>
          <text:list-item>
            <text:p text:style-name="P63"><text:span text:style-name="T6">Data e horário de realização da entrega;<text:line-break/></text:span></text:p>
          </text:list-item>
          <text:list-item>
            <text:p text:style-name="P82"><text:span text:style-name="T6">Estado da ordem de entrega.</text:span></text:p>
          </text:list-item>
        </text:list>
        <text:p text:style-name="P48"><text:soft-page-break/><text:span text:style-name="T6">A realização da ordem de entrega deverá ocorrer por meio da interface do empenho correspondente (</text:span><text:span text:style-name="T7">item 4.2.8</text:span><text:span text:style-name="T6">), permitindo que o usuário selecione um ou mais gêneros alimentícios já empenhados e informe a quantidade solicitada para entrega.</text:span></text:p>
        <text:p text:style-name="P48"><text:span text:style-name="T6">Cada ordem de entrega deverá possuir um código único gerado automaticamente pelo sistema, além da referência ao empenho, à ARP, à licitação e ao fornecedor correspondentes.</text:span></text:p>
        <text:p text:style-name="P48"><text:span text:style-name="T6">A ordem de entrega poderá possuir dois (2) estados:</text:span></text:p>
        <text:list xml:id="list805703521" text:style-name="WWNum14">
          <text:list-item>
            <text:p text:style-name="P74"><text:span text:style-name="T6">Em espera: estado atribuído automaticamente no momento da criação da ordem, indicando que a entrega ainda não foi concluída.<text:line-break/></text:span></text:p>
          </text:list-item>
          <text:list-item>
            <text:p text:style-name="P83"><text:span text:style-name="T6">Concluída: estado atribuído quando as quantidades efetivamente entregues forem registradas no sistema.</text:span></text:p>
          </text:list-item>
        </text:list>
        <text:p text:style-name="P48"><text:span text:style-name="T6">O sistema deverá garantir que a quantidade solicitada na ordem de entrega não ultrapasse a quantidade disponível no empenho correspondente.</text:span></text:p>
        <text:p text:style-name="P48"><text:span text:style-name="T6">No momento da criação da ordem de entrega (estado “Em espera”), o sistema deverá reservar a quantidade solicitada no empenho e inserir automaticamente a data e horário de emissão da ordem de entrega. Após o registro da quantidade efetivamente entregue e a alteração do estado para “Concluída”, o sistema deverá:</text:span></text:p>
        <text:list xml:id="list1740781069" text:style-name="WWNum19">
          <text:list-item>
            <text:p text:style-name="P75"><text:span text:style-name="T6">Atualizar o valor total executado do empenho com base na quantidade entregue e inserir a data e horário de realização da entrega;<text:line-break/></text:span></text:p>
          </text:list-item>
          <text:list-item>
            <text:p text:style-name="P64"><text:span text:style-name="T6">Retornar ao saldo disponível do empenho qualquer quantidade que tenha sido solicitada, mas não entregue;<text:line-break/></text:span></text:p>
          </text:list-item>
          <text:list-item>
            <text:p text:style-name="P84"><text:span text:style-name="T6">Manter a consistência das informações entre ordem de entrega, empenho e ARP.</text:span></text:p>
          </text:list-item>
        </text:list>
        <text:p text:style-name="P11"/>
        <text:p text:style-name="P11"/>
        <text:p text:style-name="P11"/>
        <text:p text:style-name="P11"/>
        <text:p text:style-name="P11"/>
        <text:p text:style-name="P11"/>
        <text:p text:style-name="P11"/>
        <text:p text:style-name="P11"/>
        <text:p text:style-name="P11"/>
        <text:p text:style-name="P9"><text:span text:style-name="T6"><text:tab/></text:span><text:span text:style-name="T15">4.2.11 Visualização e busca de ordens de entrega</text:span></text:p>
        <text:p text:style-name="P49"><text:span text:style-name="T6">O sistema deve disponibilizar uma interface para visualização das ordens de entrega cadastradas no sistema, independentemente do seu estado.</text:span></text:p>
        <text:p text:style-name="P49"><text:soft-page-break/><text:span text:style-name="T6">A visualização será realizada inicialmente por meio de uma tabela contendo: código da ordem de entrega, código do empenho vinculado, Razão Social do fornecedor, data e horário de emissão, estado da ordem de entrega e valor total (em R$).</text:span></text:p>
        <text:p text:style-name="P49"><text:span text:style-name="T6">A interface deve permitir a busca de ordens de entrega por qualquer uma dessas informações. Ao inserir um critério de busca, o sistema deverá atualizar automaticamente a tabela, exibindo apenas as ordens que correspondam ao termo informado.</text:span></text:p>
        <text:p text:style-name="P49"><text:span text:style-name="T6">Ao selecionar uma ordem de entrega na tabela, o usuário deverá ser direcionado para uma segunda interface de visualização detalhada, na qual serão exibidas todas as informações da ordem, bem como os gêneros alimentícios incluídos, contendo suas respectivas quantidades solicitadas e quantidades efetivamente entregues.</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5"><text:span text:style-name="T12">4.3 Requisitos não funcionais: </text:span></text:p>
        <text:p text:style-name="P47"><text:span text:style-name="T15">4.3.1 Permitir fácil integração com outros sistemas</text:span><text:span text:style-name="T7"><text:line-break/></text:span><text:span text:style-name="T6">O sistema deverá ser desenvolvido de forma a possibilitar futura integração com outros sistemas institucionais, especialmente com uma eventual aplicação de controle de estoque.</text:span></text:p>
        <text:p text:style-name="P47"><text:span text:style-name="T6">Determinadas funcionalidades do back-end deverão ser estruturadas de modo a permitir, futuramente, sua disponibilização para consumo externo por meio de uma Interface de Programação de Aplicações (API), possibilitando que sistemas externos possam consultar e utilizar as informações geradas pela aplicação.</text:span></text:p>
        <text:p text:style-name="P47"><text:span text:style-name="T6">Visando uma possível integração com um sistema de estoque, deverão ser planejadas, no mínimo, as seguintes funcionalidades para acesso externo:</text:span></text:p>
        <text:list xml:id="list2414546665" text:style-name="WWNum9">
          <text:list-item>
            <text:p text:style-name="P72"><text:span text:style-name="T6">Consulta de licitações cadastradas e suas respectivas vigências;</text:span></text:p>
          </text:list-item>
          <text:list-item>
            <text:p text:style-name="P62"><text:span text:style-name="T6">Consulta de Atas de Registro de Preço (ARP) e seus saldos financeiros atualizados;</text:span></text:p>
          </text:list-item>
          <text:list-item>
            <text:p text:style-name="P62"><text:soft-page-break/><text:span text:style-name="T6">Consulta de empenhos vinculados às ARPs, incluindo valores empenhados e saldos disponíveis;</text:span></text:p>
          </text:list-item>
          <text:list-item>
            <text:p text:style-name="P62"><text:span text:style-name="T6">Consulta de ordens de entrega, incluindo estado (Em espera ou Concluída), quantidades solicitadas, quantidades efetivamente entregues e valores executados;</text:span></text:p>
          </text:list-item>
          <text:list-item>
            <text:p text:style-name="P62"><text:span text:style-name="T6">Consulta de gêneros alimentícios cadastrados, contendo descrição, unidade de medida e categoria;</text:span></text:p>
          </text:list-item>
          <text:list-item>
            <text:p text:style-name="P81"><text:span text:style-name="T6">Consulta de fornecedores cadastrados, contendo seus dados cadastrais.</text:span></text:p>
          </text:list-item>
        </text:list>
        <text:p text:style-name="P47"><text:span text:style-name="T6">A API deverá permitir que um sistema de estoque utilize as informações de ordens de entrega concluídas como base para eventual atualização automática das entradas de produtos no estoque, respeitando as regras de consistência entre ordem de entrega, empenho e ARP.</text:span></text:p>
        <text:p text:style-name="P47"><text:span text:style-name="T6">A estrutura da integração deverá ser planejada de modo a garantir consistência, segurança, controle de acesso e padronização na troca de dados entre os sistemas, ainda que sua implementação completa ocorra em etapa posterior do projeto.</text:span></text:p>
        <text:p text:style-name="P50"/>
        <text:p text:style-name="P50"/>
        <text:p text:style-name="P47"><text:span text:style-name="T4">4.3.2 Possuir uma interface que favoreça a visualização e a associação das informações</text:span></text:p>
        <text:p text:style-name="P47"><text:span text:style-name="T6">A interface do sistema deve apresentar as informações de forma clara, organizada e padronizada, permitindo que o usuário identifique e relacione rapidamente os dados relevantes para a execução das operações do processo.</text:span></text:p>
        <text:p text:style-name="P47"><text:span text:style-name="T6">As telas do sistema deverão priorizar a disposição estruturada das informações, com separação adequada entre dados gerais e dados detalhados, utilização de tabelas organizadas, títulos descritivos e agrupamento lógico dos elementos relacionados (licitação, ARP, empenho e ordem de entrega).</text:span></text:p>
        <text:p text:style-name="P47"><text:span text:style-name="T6">O sistema deverá permitir navegação intuitiva entre as entidades vinculadas, possibilitando que o usuário acesse facilmente informações relacionadas, como a visualização de ARPs a partir de uma licitação, de empenhos a partir de uma ARP e de ordens de entrega a partir de um empenho.</text:span></text:p>
        <text:p text:style-name="P47"><text:span text:style-name="T6">A interface deverá evidenciar informações críticas, como saldos disponíveis, valores totais, estados das ordens de entrega e vigência das atas, reduzindo o risco de erros operacionais decorrentes de interpretação incorreta de dados.</text:span></text:p>
        <text:p text:style-name="P47"><text:span text:style-name="T6">Além disso, o sistema deverá manter padronização visual entre as telas, garantindo consistência na disposição de botões, campos de busca, tabelas e formulários, facilitando o aprendizado e a utilização contínua da plataforma.</text:span></text:p>
        <text:p text:style-name="P50"/>
        <text:p text:style-name="P50"/>
        <text:p text:style-name="P50"/>
        <text:p text:style-name="P50"/>
        <text:p text:style-name="P50"/>
        <text:p text:style-name="P50"/>
        <text:p text:style-name="P50"/>
        <text:p text:style-name="P50"><text:soft-page-break/></text:p>
        <text:p text:style-name="P50"/>
        <text:p text:style-name="P26"><text:span text:style-name="T11">5. Ferramentas de Desenvolvimento e Licença de Uso </text:span></text:p>
        <text:p text:style-name="P8"><text:span text:style-name="T6">O desenvolvimento do sistema será realizado com a utilização das seguintes tecnologias e ferramentas:</text:span></text:p>
        <text:p text:style-name="P8"><text:span text:style-name="T7">Python:</text:span><text:span text:style-name="T6"> Linguagem de programação utilizada na implementação das regras de negócio e da lógica da aplicação.<text:line-break/> Licença: </text:span><text:span text:style-name="T9">Python Software Foundation License (PSFL)</text:span><text:span text:style-name="T6">.</text:span></text:p>
        <text:p text:style-name="P8"><text:span text:style-name="T7">Django:</text:span><text:span text:style-name="T6"> Framework web utilizado para o desenvolvimento do back-end do sistema, responsável pelo gerenciamento das regras de negócio, controle de acesso, persistência de dados e disponibilização de serviços.<text:line-break/> Licença: </text:span><text:span text:style-name="T9">BSD License</text:span><text:span text:style-name="T6">.</text:span></text:p>
        <text:p text:style-name="P8"><text:span text:style-name="T7">Angular:</text:span><text:span text:style-name="T6"> Framework JavaScript utilizado para o desenvolvimento do front-end da aplicação, responsável pela construção da interface do usuário, organização dos componentes e comunicação com o back-end por meio de requisições HTTP. <text:s text:c="16"/>Licença</text:span><text:span text:style-name="T7">:</text:span><text:span text:style-name="T6"> MIT License.</text:span></text:p>
        <text:p text:style-name="P8"><text:span text:style-name="T7">MySQL:</text:span><text:span text:style-name="T6"> Sistema Gerenciador de Banco de Dados Relacional (SGBDR) adotado para o armazenamento e gerenciamento das informações do sistema.<text:line-break/> Licença: </text:span><text:span text:style-name="T9">GNU General Public License (GPL)</text:span><text:span text:style-name="T6"> para a versão comunitária (MySQL Community Edition).</text:span></text:p>
        <text:p text:style-name="P8"><text:span text:style-name="T7">MySQL Workbench:</text:span><text:span text:style-name="T6"> Ferramenta utilizada para modelagem, manipulação e administração do banco de dados MySQL.<text:line-break/> Licença: </text:span><text:span text:style-name="T9">GNU General Public License (GPL)</text:span><text:span text:style-name="T6">.</text:span></text:p>
        <text:p text:style-name="P8"><text:span text:style-name="T7">Visual Studio Code:</text:span><text:span text:style-name="T6"> Ambiente de desenvolvimento integrado (IDE) utilizado pela equipe para implementação, edição e organização do código-fonte.<text:line-break/> Licença: </text:span><text:span text:style-name="T9">MIT License</text:span><text:span text:style-name="T6">.</text:span></text:p>
        <text:p text:style-name="P8"><text:span text:style-name="T6">Todas as tecnologias adotadas possuem versões de uso gratuito e são compatíveis com o desenvolvimento acadêmico e institucional, não implicando custos diretos de licenciamento para a implementação do projeto.</text:span></text:p>
        <text:p text:style-name="P10"/>
        <text:p text:style-name="P10"/>
        <text:p text:style-name="P10"/>
        <text:p text:style-name="P8"><text:span text:style-name="T6">A escolha da linguagem de programação e dos frameworks mencionados foi realizada considerando os requisitos do projeto e sua possível integração como um dos sistemas da Universidade Federal do Acre (UFAC). Essa integração, caso venha a ocorrer, poderá ser conduzida pelo Núcleo de Tecnologia da Informação (NTI), que possui especialização predominante em aplicações desenvolvidas com a linguagem Python.</text:span></text:p>
        <text:p text:style-name="P8"><text:span text:style-name="T6">A adoção do MySQL Workbench justifica-se pela familiaridade da equipe com a ferramenta, contribuindo para maior produtividade e eficiência no processo de desenvolvimento.</text:span></text:p>
        <text:p text:style-name="P12"/>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Head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9846in" fo:margin-bottom="1.1693in" fo:margin-left="0.9846in" fo:margin-right="0.9846in" style:writing-mode="lr-tb" style:layout-grid-color="#c0c0c0" style:layout-grid-lines="220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846in" fo:margin-left="0in" fo:margin-right="0in" fo:margin-bottom="0.1453in" style:dynamic-spacing="true"/>
      </style:header-style>
      <style:footer-style/>
    </style:page-layout>
  </office:automatic-styles>
  <office:master-styles>
    <style:master-page style:name="Standard" style:page-layout-name="Mpm1">
      <style:header>
        <text:p text:style-name="Standard"/>
      </style:header>
    </style:master-page>
    <style:master-page style:name="Converted1"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21" meta:paragraph-count="294" meta:word-count="4693" meta:character-count="31371" meta:non-whitespace-character-count="26994"/>
    <meta:generator>LibreOfficeDev/6.0.5.2$Linux_X86_64 LibreOffice_project/</meta:generator>
  </office:meta>
</office:document-meta>
</file>